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646c5" officeooo:paragraph-rsid="001646c5" style:font-weight-asian="bold" style:font-weight-complex="bold"/>
    </style:style>
    <style:style style:name="P2" style:family="paragraph" style:parent-style-name="Standard">
      <style:text-properties fo:font-weight="bold" officeooo:rsid="001fd52b" officeooo:paragraph-rsid="001fd52b" style:font-weight-asian="bold" style:font-weight-complex="bold"/>
    </style:style>
    <style:style style:name="P3" style:family="paragraph" style:parent-style-name="Standard">
      <style:text-properties fo:font-weight="bold" officeooo:rsid="00206acb" officeooo:paragraph-rsid="00206acb" style:font-weight-asian="bold" style:font-weight-complex="bold"/>
    </style:style>
    <style:style style:name="P4" style:family="paragraph" style:parent-style-name="Standard">
      <style:text-properties fo:font-weight="bold" officeooo:rsid="00272f61" officeooo:paragraph-rsid="00272f61" style:font-weight-asian="bold" style:font-weight-complex="bold"/>
    </style:style>
    <style:style style:name="P5" style:family="paragraph" style:parent-style-name="Standard">
      <style:text-properties fo:font-weight="bold" officeooo:rsid="0038a37b" officeooo:paragraph-rsid="0038a37b" style:font-weight-asian="bold" style:font-weight-complex="bold"/>
    </style:style>
    <style:style style:name="P6" style:family="paragraph" style:parent-style-name="Standard">
      <style:text-properties fo:font-weight="bold" officeooo:rsid="0038a37b" officeooo:paragraph-rsid="005b32e4" style:font-weight-asian="bold" style:font-weight-complex="bold"/>
    </style:style>
    <style:style style:name="P7" style:family="paragraph" style:parent-style-name="Standard">
      <style:text-properties fo:font-weight="bold" officeooo:rsid="00402464" officeooo:paragraph-rsid="00402464" style:font-weight-asian="bold" style:font-weight-complex="bold"/>
    </style:style>
    <style:style style:name="P8" style:family="paragraph" style:parent-style-name="Standard">
      <style:text-properties fo:font-weight="bold" officeooo:rsid="00417074" officeooo:paragraph-rsid="00417074" style:font-weight-asian="bold" style:font-weight-complex="bold"/>
    </style:style>
    <style:style style:name="P9" style:family="paragraph" style:parent-style-name="Standard">
      <style:text-properties fo:font-weight="bold" officeooo:rsid="0042581d" officeooo:paragraph-rsid="0042581d" style:font-weight-asian="bold" style:font-weight-complex="bold"/>
    </style:style>
    <style:style style:name="P10" style:family="paragraph" style:parent-style-name="Standard">
      <style:text-properties fo:font-weight="bold" officeooo:rsid="0044430f" officeooo:paragraph-rsid="0044430f" style:font-weight-asian="bold" style:font-weight-complex="bold"/>
    </style:style>
    <style:style style:name="P11" style:family="paragraph" style:parent-style-name="Standard">
      <style:text-properties fo:font-weight="bold" officeooo:rsid="0045003b" officeooo:paragraph-rsid="0045003b" style:font-weight-asian="bold" style:font-weight-complex="bold"/>
    </style:style>
    <style:style style:name="P12" style:family="paragraph" style:parent-style-name="Standard">
      <style:text-properties fo:font-weight="bold" officeooo:rsid="005cd71e" officeooo:paragraph-rsid="005cd71e" style:font-weight-asian="bold" style:font-weight-complex="bold"/>
    </style:style>
    <style:style style:name="P13" style:family="paragraph" style:parent-style-name="Standard">
      <style:text-properties fo:font-weight="bold" officeooo:rsid="00618c57" officeooo:paragraph-rsid="00618c57" style:font-weight-asian="bold" style:font-weight-complex="bold"/>
    </style:style>
    <style:style style:name="P14" style:family="paragraph" style:parent-style-name="Standard">
      <style:text-properties fo:font-weight="bold" officeooo:rsid="00635543" officeooo:paragraph-rsid="00635543" style:font-weight-asian="bold" style:font-weight-complex="bold"/>
    </style:style>
    <style:style style:name="P15" style:family="paragraph" style:parent-style-name="Standard">
      <style:text-properties fo:font-weight="bold" officeooo:rsid="00653d6d" officeooo:paragraph-rsid="00653d6d" style:font-weight-asian="bold" style:font-weight-complex="bold"/>
    </style:style>
    <style:style style:name="P16" style:family="paragraph" style:parent-style-name="Standard">
      <style:text-properties fo:font-weight="bold" officeooo:rsid="00653d6d" officeooo:paragraph-rsid="0068bcaf" style:font-weight-asian="bold" style:font-weight-complex="bold"/>
    </style:style>
    <style:style style:name="P17" style:family="paragraph" style:parent-style-name="Standard">
      <style:text-properties fo:font-weight="bold" officeooo:rsid="00653d6d" officeooo:paragraph-rsid="006c47c6" style:font-weight-asian="bold" style:font-weight-complex="bold"/>
    </style:style>
    <style:style style:name="P18" style:family="paragraph" style:parent-style-name="Standard">
      <style:text-properties fo:font-weight="bold" officeooo:rsid="007060ab" officeooo:paragraph-rsid="007060ab" style:font-weight-asian="bold" style:font-weight-complex="bold"/>
    </style:style>
    <style:style style:name="P19" style:family="paragraph" style:parent-style-name="Standard">
      <style:text-properties fo:font-weight="bold" officeooo:rsid="007060ab" officeooo:paragraph-rsid="00711f0e" style:font-weight-asian="bold" style:font-weight-complex="bold"/>
    </style:style>
    <style:style style:name="P20" style:family="paragraph" style:parent-style-name="Standard">
      <style:text-properties fo:font-weight="normal" officeooo:rsid="001646c5" officeooo:paragraph-rsid="001646c5" style:font-weight-asian="normal" style:font-weight-complex="normal"/>
    </style:style>
    <style:style style:name="P21" style:family="paragraph" style:parent-style-name="Standard">
      <style:text-properties fo:font-weight="normal" officeooo:rsid="001fd52b" officeooo:paragraph-rsid="001fd52b" style:font-weight-asian="normal" style:font-weight-complex="normal"/>
    </style:style>
    <style:style style:name="P22" style:family="paragraph" style:parent-style-name="Standard">
      <style:text-properties fo:font-weight="normal" officeooo:rsid="00206acb" officeooo:paragraph-rsid="00206acb" style:font-weight-asian="normal" style:font-weight-complex="normal"/>
    </style:style>
    <style:style style:name="P23" style:family="paragraph" style:parent-style-name="Standard">
      <style:paragraph-properties>
        <style:tab-stops>
          <style:tab-stop style:position="4.2917in"/>
          <style:tab-stop style:position="4.7811in"/>
        </style:tab-stops>
      </style:paragraph-properties>
      <style:text-properties fo:font-weight="normal" officeooo:rsid="00206acb" officeooo:paragraph-rsid="00206acb" style:font-weight-asian="normal" style:font-weight-complex="normal"/>
    </style:style>
    <style:style style:name="P24" style:family="paragraph" style:parent-style-name="Standard">
      <style:text-properties fo:font-weight="normal" officeooo:rsid="0021a839" officeooo:paragraph-rsid="0021a839" style:font-weight-asian="normal" style:font-weight-complex="normal"/>
    </style:style>
    <style:style style:name="P25" style:family="paragraph" style:parent-style-name="Standard">
      <style:text-properties fo:font-weight="normal" officeooo:rsid="00272f61" officeooo:paragraph-rsid="00272f61" style:font-weight-asian="normal" style:font-weight-complex="normal"/>
    </style:style>
    <style:style style:name="P26" style:family="paragraph" style:parent-style-name="Standard">
      <style:text-properties fo:font-weight="normal" officeooo:rsid="002f65bf" officeooo:paragraph-rsid="002f65bf" style:font-weight-asian="normal" style:font-weight-complex="normal"/>
    </style:style>
    <style:style style:name="P27" style:family="paragraph" style:parent-style-name="Standard">
      <style:text-properties fo:font-weight="normal" officeooo:rsid="00402464" officeooo:paragraph-rsid="00402464" style:font-weight-asian="normal" style:font-weight-complex="normal"/>
    </style:style>
    <style:style style:name="P28" style:family="paragraph" style:parent-style-name="Standard">
      <style:text-properties fo:font-weight="normal" officeooo:rsid="00416b02" officeooo:paragraph-rsid="00416b02" style:font-weight-asian="normal" style:font-weight-complex="normal"/>
    </style:style>
    <style:style style:name="P29" style:family="paragraph" style:parent-style-name="Standard">
      <style:text-properties fo:font-weight="normal" officeooo:rsid="00417074" officeooo:paragraph-rsid="00417074" style:font-weight-asian="normal" style:font-weight-complex="normal"/>
    </style:style>
    <style:style style:name="P30" style:family="paragraph" style:parent-style-name="Standard">
      <style:text-properties fo:font-weight="normal" officeooo:rsid="0044430f" officeooo:paragraph-rsid="0044430f" style:font-weight-asian="normal" style:font-weight-complex="normal"/>
    </style:style>
    <style:style style:name="P31" style:family="paragraph" style:parent-style-name="Standard">
      <style:text-properties fo:font-weight="normal" officeooo:rsid="0045003b" officeooo:paragraph-rsid="0045003b" style:font-weight-asian="normal" style:font-weight-complex="normal"/>
    </style:style>
    <style:style style:name="P32" style:family="paragraph" style:parent-style-name="Standard">
      <style:text-properties fo:font-weight="normal" officeooo:rsid="00618c57" officeooo:paragraph-rsid="00618c57" style:font-weight-asian="normal" style:font-weight-complex="normal"/>
    </style:style>
    <style:style style:name="P33" style:family="paragraph" style:parent-style-name="Standard">
      <style:text-properties fo:font-weight="normal" officeooo:rsid="00618c57" officeooo:paragraph-rsid="0062c90e" style:font-weight-asian="normal" style:font-weight-complex="normal"/>
    </style:style>
    <style:style style:name="P34" style:family="paragraph" style:parent-style-name="Standard">
      <style:text-properties fo:font-weight="normal" officeooo:rsid="00618c57" officeooo:paragraph-rsid="0064758a" style:font-weight-asian="normal" style:font-weight-complex="normal"/>
    </style:style>
    <style:style style:name="P35" style:family="paragraph" style:parent-style-name="Standard">
      <style:text-properties fo:font-weight="normal" officeooo:rsid="00618c57" officeooo:paragraph-rsid="0066c23f" style:font-weight-asian="normal" style:font-weight-complex="normal"/>
    </style:style>
    <style:style style:name="P36" style:family="paragraph" style:parent-style-name="Standard">
      <style:text-properties fo:font-weight="normal" officeooo:rsid="00618c57" officeooo:paragraph-rsid="0068bcaf" style:font-weight-asian="normal" style:font-weight-complex="normal"/>
    </style:style>
    <style:style style:name="P37" style:family="paragraph" style:parent-style-name="Standard">
      <style:text-properties fo:font-weight="normal" officeooo:rsid="00618c57" officeooo:paragraph-rsid="006c47c6" style:font-weight-asian="normal" style:font-weight-complex="normal"/>
    </style:style>
    <style:style style:name="P38" style:family="paragraph" style:parent-style-name="Standard">
      <style:text-properties fo:font-weight="normal" officeooo:rsid="00618c57" officeooo:paragraph-rsid="00706e56" style:font-weight-asian="normal" style:font-weight-complex="normal"/>
    </style:style>
    <style:style style:name="P39" style:family="paragraph" style:parent-style-name="Standard">
      <style:text-properties fo:font-weight="normal" officeooo:rsid="00618c57" officeooo:paragraph-rsid="00711f0e" style:font-weight-asian="normal" style:font-weight-complex="normal"/>
    </style:style>
    <style:style style:name="P40" style:family="paragraph" style:parent-style-name="Standard">
      <style:text-properties fo:font-weight="normal" officeooo:rsid="0062c90e" officeooo:paragraph-rsid="0062c90e" style:font-weight-asian="normal" style:font-weight-complex="normal"/>
    </style:style>
    <style:style style:name="P41" style:family="paragraph" style:parent-style-name="Standard">
      <style:text-properties fo:font-weight="normal" officeooo:rsid="0062c90e" officeooo:paragraph-rsid="0064758a" style:font-weight-asian="normal" style:font-weight-complex="normal"/>
    </style:style>
    <style:style style:name="P42" style:family="paragraph" style:parent-style-name="Standard">
      <style:text-properties fo:font-weight="normal" officeooo:rsid="0062c90e" officeooo:paragraph-rsid="0066c23f" style:font-weight-asian="normal" style:font-weight-complex="normal"/>
    </style:style>
    <style:style style:name="P43" style:family="paragraph" style:parent-style-name="Standard">
      <style:text-properties fo:font-weight="normal" officeooo:rsid="0062c90e" officeooo:paragraph-rsid="0068bcaf" style:font-weight-asian="normal" style:font-weight-complex="normal"/>
    </style:style>
    <style:style style:name="P44" style:family="paragraph" style:parent-style-name="Standard">
      <style:text-properties fo:font-weight="normal" officeooo:rsid="0062c90e" officeooo:paragraph-rsid="006c47c6" style:font-weight-asian="normal" style:font-weight-complex="normal"/>
    </style:style>
    <style:style style:name="P45" style:family="paragraph" style:parent-style-name="Standard">
      <style:text-properties fo:font-weight="normal" officeooo:rsid="0062c90e" officeooo:paragraph-rsid="00706e56" style:font-weight-asian="normal" style:font-weight-complex="normal"/>
    </style:style>
    <style:style style:name="P46" style:family="paragraph" style:parent-style-name="Standard">
      <style:text-properties fo:font-weight="normal" officeooo:rsid="0062c90e" officeooo:paragraph-rsid="00711f0e" style:font-weight-asian="normal" style:font-weight-complex="normal"/>
    </style:style>
    <style:style style:name="P47" style:family="paragraph" style:parent-style-name="Standard">
      <style:text-properties officeooo:paragraph-rsid="00272f61"/>
    </style:style>
    <style:style style:name="P48" style:family="paragraph" style:parent-style-name="Standard">
      <style:text-properties officeooo:paragraph-rsid="00373485"/>
    </style:style>
    <style:style style:name="P49" style:family="paragraph" style:parent-style-name="Standard">
      <style:text-properties officeooo:rsid="0038a37b" officeooo:paragraph-rsid="0038a37b"/>
    </style:style>
    <style:style style:name="P50" style:family="paragraph" style:parent-style-name="Standard">
      <style:text-properties officeooo:rsid="003a6676" officeooo:paragraph-rsid="003a6676"/>
    </style:style>
    <style:style style:name="P51" style:family="paragraph" style:parent-style-name="Standard">
      <style:text-properties officeooo:rsid="003e7050" officeooo:paragraph-rsid="003e7050"/>
    </style:style>
    <style:style style:name="P52" style:family="paragraph" style:parent-style-name="Standard">
      <style:text-properties officeooo:rsid="0045842e" officeooo:paragraph-rsid="0045842e"/>
    </style:style>
    <style:style style:name="P53" style:family="paragraph" style:parent-style-name="Standard">
      <style:text-properties officeooo:rsid="004a535c" officeooo:paragraph-rsid="004a535c"/>
    </style:style>
    <style:style style:name="P54" style:family="paragraph" style:parent-style-name="Standard">
      <style:text-properties officeooo:rsid="004fb25a" officeooo:paragraph-rsid="004fb25a"/>
    </style:style>
    <style:style style:name="P55" style:family="paragraph" style:parent-style-name="Standard">
      <style:text-properties officeooo:rsid="00587113" officeooo:paragraph-rsid="00587113"/>
    </style:style>
    <style:style style:name="P56" style:family="paragraph" style:parent-style-name="Standard">
      <style:text-properties fo:font-weight="normal" officeooo:rsid="0038a37b" officeooo:paragraph-rsid="0038a37b" style:font-weight-asian="normal" style:font-weight-complex="normal"/>
    </style:style>
    <style:style style:name="P57" style:family="paragraph" style:parent-style-name="Standard">
      <style:text-properties fo:font-weight="normal" officeooo:rsid="0038a37b" officeooo:paragraph-rsid="003c3f0c" style:font-weight-asian="normal" style:font-weight-complex="normal"/>
    </style:style>
    <style:style style:name="P58" style:family="paragraph" style:parent-style-name="Standard">
      <style:text-properties fo:font-weight="normal" officeooo:rsid="0038a37b" officeooo:paragraph-rsid="0045003b" style:font-weight-asian="normal" style:font-weight-complex="normal"/>
    </style:style>
    <style:style style:name="P59" style:family="paragraph" style:parent-style-name="Standard">
      <style:text-properties fo:font-weight="normal" officeooo:rsid="0038a37b" officeooo:paragraph-rsid="004b6de7" style:font-weight-asian="normal" style:font-weight-complex="normal"/>
    </style:style>
    <style:style style:name="P60" style:family="paragraph" style:parent-style-name="Standard">
      <style:text-properties fo:font-weight="normal" officeooo:rsid="0038a37b" officeooo:paragraph-rsid="00a574e6" style:font-weight-asian="normal" style:font-weight-complex="normal"/>
    </style:style>
    <style:style style:name="P61" style:family="paragraph" style:parent-style-name="Standard">
      <style:text-properties fo:font-weight="normal" officeooo:rsid="0038a37b" officeooo:paragraph-rsid="00a8e40b" style:font-weight-asian="normal" style:font-weight-complex="normal"/>
    </style:style>
    <style:style style:name="P62" style:family="paragraph" style:parent-style-name="Standard">
      <style:text-properties fo:font-weight="normal" officeooo:rsid="0038a37b" officeooo:paragraph-rsid="00aad755" style:font-weight-asian="normal" style:font-weight-complex="normal"/>
    </style:style>
    <style:style style:name="P63" style:family="paragraph" style:parent-style-name="Standard">
      <style:text-properties fo:font-weight="normal" officeooo:rsid="003c3f0c" officeooo:paragraph-rsid="003c3f0c" style:font-weight-asian="normal" style:font-weight-complex="normal"/>
    </style:style>
    <style:style style:name="P64" style:family="paragraph" style:parent-style-name="Standard">
      <style:text-properties fo:font-weight="normal" officeooo:rsid="00402464" officeooo:paragraph-rsid="00402464" style:font-weight-asian="normal" style:font-weight-complex="normal"/>
    </style:style>
    <style:style style:name="P65" style:family="paragraph" style:parent-style-name="Standard">
      <style:text-properties fo:font-weight="normal" officeooo:rsid="0042581d" officeooo:paragraph-rsid="0042581d" style:font-weight-asian="normal" style:font-weight-complex="normal"/>
    </style:style>
    <style:style style:name="P66" style:family="paragraph" style:parent-style-name="Standard">
      <style:text-properties fo:font-weight="normal" officeooo:rsid="0045003b" officeooo:paragraph-rsid="0045003b" style:font-weight-asian="normal" style:font-weight-complex="normal"/>
    </style:style>
    <style:style style:name="P67" style:family="paragraph" style:parent-style-name="Standard">
      <style:text-properties fo:font-weight="normal" officeooo:rsid="0047b650" officeooo:paragraph-rsid="0047b650" style:font-weight-asian="normal" style:font-weight-complex="normal"/>
    </style:style>
    <style:style style:name="P68" style:family="paragraph" style:parent-style-name="Standard">
      <style:text-properties fo:font-weight="normal" officeooo:rsid="0047b650" officeooo:paragraph-rsid="0038a37b" style:font-weight-asian="normal" style:font-weight-complex="normal"/>
    </style:style>
    <style:style style:name="P69" style:family="paragraph" style:parent-style-name="Standard">
      <style:text-properties fo:font-weight="normal" officeooo:rsid="00580ad8" officeooo:paragraph-rsid="0038a37b" style:font-weight-asian="normal" style:font-weight-complex="normal"/>
    </style:style>
    <style:style style:name="P70" style:family="paragraph" style:parent-style-name="Standard">
      <style:text-properties fo:font-weight="normal" officeooo:rsid="0062c90e" officeooo:paragraph-rsid="0068bcaf" style:font-weight-asian="normal" style:font-weight-complex="normal"/>
    </style:style>
    <style:style style:name="P71" style:family="paragraph" style:parent-style-name="Standard">
      <style:text-properties fo:font-weight="normal" officeooo:rsid="0062c90e" officeooo:paragraph-rsid="00a2b3cb" style:font-weight-asian="normal" style:font-weight-complex="normal"/>
    </style:style>
    <style:style style:name="P72" style:family="paragraph" style:parent-style-name="Standard">
      <style:text-properties fo:font-weight="normal" officeooo:rsid="0062c90e" officeooo:paragraph-rsid="00a46b28" style:font-weight-asian="normal" style:font-weight-complex="normal"/>
    </style:style>
    <style:style style:name="P73" style:family="paragraph" style:parent-style-name="Standard">
      <style:text-properties fo:font-weight="normal" officeooo:rsid="0062c90e" officeooo:paragraph-rsid="00a574e6" style:font-weight-asian="normal" style:font-weight-complex="normal"/>
    </style:style>
    <style:style style:name="P74" style:family="paragraph" style:parent-style-name="Standard">
      <style:text-properties fo:font-weight="normal" officeooo:rsid="0062c90e" officeooo:paragraph-rsid="00a81bf1" style:font-weight-asian="normal" style:font-weight-complex="normal"/>
    </style:style>
    <style:style style:name="P75" style:family="paragraph" style:parent-style-name="Standard">
      <style:text-properties fo:font-weight="normal" officeooo:rsid="00a28fcd" officeooo:paragraph-rsid="00a28fcd" style:font-weight-asian="normal" style:font-weight-complex="normal"/>
    </style:style>
    <style:style style:name="P76" style:family="paragraph" style:parent-style-name="Standard">
      <style:text-properties fo:font-weight="normal" officeooo:rsid="00618c57" officeooo:paragraph-rsid="00a2b3cb" style:font-weight-asian="normal" style:font-weight-complex="normal"/>
    </style:style>
    <style:style style:name="P77" style:family="paragraph" style:parent-style-name="Standard">
      <style:text-properties fo:font-weight="normal" officeooo:rsid="00618c57" officeooo:paragraph-rsid="00a46b28" style:font-weight-asian="normal" style:font-weight-complex="normal"/>
    </style:style>
    <style:style style:name="P78" style:family="paragraph" style:parent-style-name="Standard">
      <style:text-properties fo:font-weight="normal" officeooo:rsid="00618c57" officeooo:paragraph-rsid="00a81bf1" style:font-weight-asian="normal" style:font-weight-complex="normal"/>
    </style:style>
    <style:style style:name="P79" style:family="paragraph" style:parent-style-name="Standard">
      <style:text-properties fo:font-weight="normal" officeooo:rsid="00a8e40b" officeooo:paragraph-rsid="00a8e40b" style:font-weight-asian="normal" style:font-weight-complex="normal"/>
    </style:style>
    <style:style style:name="P80" style:family="paragraph" style:parent-style-name="Standard">
      <style:text-properties fo:font-weight="normal" officeooo:rsid="00aad755" officeooo:paragraph-rsid="00aad755" style:font-weight-asian="normal" style:font-weight-complex="normal"/>
    </style:style>
    <style:style style:name="P81" style:family="paragraph" style:parent-style-name="Standard">
      <style:text-properties style:text-position="0% 100%" fo:font-weight="normal" officeooo:rsid="0058ff0c" officeooo:paragraph-rsid="00587113" style:font-weight-asian="normal" style:font-weight-complex="normal"/>
    </style:style>
    <style:style style:name="P82" style:family="paragraph" style:parent-style-name="Standard">
      <style:text-properties style:text-position="0% 100%" fo:font-weight="normal" officeooo:rsid="00a0f784" officeooo:paragraph-rsid="00a0f784" style:font-weight-asian="normal" style:font-weight-complex="normal"/>
    </style:style>
    <style:style style:name="P83" style:family="paragraph" style:parent-style-name="Standard">
      <style:text-properties fo:font-weight="bold" officeooo:rsid="00a0f784" officeooo:paragraph-rsid="00a0f784" style:font-weight-asian="bold" style:font-weight-complex="bold"/>
    </style:style>
    <style:style style:name="P84" style:family="paragraph" style:parent-style-name="Standard">
      <style:text-properties fo:font-weight="bold" officeooo:rsid="00a0f784" officeooo:paragraph-rsid="00a81bf1" style:font-weight-asian="bold" style:font-weight-complex="bold"/>
    </style:style>
    <style:style style:name="P85" style:family="paragraph" style:parent-style-name="Standard">
      <style:text-properties fo:font-weight="bold" officeooo:rsid="0038a37b" officeooo:paragraph-rsid="00a28fcd" style:font-weight-asian="bold" style:font-weight-complex="bold"/>
    </style:style>
    <style:style style:name="P86" style:family="paragraph" style:parent-style-name="Standard">
      <style:text-properties fo:font-weight="bold" officeooo:rsid="00a28fcd" officeooo:paragraph-rsid="00a28fcd" style:font-weight-asian="bold" style:font-weight-complex="bold"/>
    </style:style>
    <style:style style:name="P87" style:family="paragraph" style:parent-style-name="Standard">
      <style:text-properties fo:font-weight="bold" officeooo:rsid="00a2b3cb" officeooo:paragraph-rsid="00a2b3cb" style:font-weight-asian="bold" style:font-weight-complex="bold"/>
    </style:style>
    <style:style style:name="P88" style:family="paragraph" style:parent-style-name="Standard">
      <style:text-properties fo:font-weight="bold" officeooo:rsid="00a81bf1" officeooo:paragraph-rsid="00a81bf1"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272f61" style:font-weight-asian="normal" style:font-weight-complex="normal"/>
    </style:style>
    <style:style style:name="T3" style:family="text">
      <style:text-properties fo:font-weight="normal" officeooo:rsid="00279625" style:font-weight-asian="normal" style:font-weight-complex="normal"/>
    </style:style>
    <style:style style:name="T4" style:family="text">
      <style:text-properties fo:font-weight="normal" officeooo:rsid="00373485" style:font-weight-asian="normal" style:font-weight-complex="normal"/>
    </style:style>
    <style:style style:name="T5" style:family="text">
      <style:text-properties fo:font-weight="normal" officeooo:rsid="003af7da" style:font-weight-asian="normal" style:font-weight-complex="normal"/>
    </style:style>
    <style:style style:name="T6" style:family="text">
      <style:text-properties fo:font-weight="normal" officeooo:rsid="00402464" style:font-weight-asian="normal" style:font-weight-complex="normal"/>
    </style:style>
    <style:style style:name="T7" style:family="text">
      <style:text-properties fo:font-weight="normal" officeooo:rsid="0045efcd" style:font-weight-asian="normal" style:font-weight-complex="normal"/>
    </style:style>
    <style:style style:name="T8" style:family="text">
      <style:text-properties fo:font-weight="normal" officeooo:rsid="0047b650" style:font-weight-asian="normal" style:font-weight-complex="normal"/>
    </style:style>
    <style:style style:name="T9" style:family="text">
      <style:text-properties fo:font-weight="normal" officeooo:rsid="00511869" style:font-weight-asian="normal" style:font-weight-complex="normal"/>
    </style:style>
    <style:style style:name="T10" style:family="text">
      <style:text-properties fo:font-weight="normal" officeooo:rsid="00527e86" style:font-weight-asian="normal" style:font-weight-complex="normal"/>
    </style:style>
    <style:style style:name="T11" style:family="text">
      <style:text-properties fo:font-weight="normal" officeooo:rsid="005396af" style:font-weight-asian="normal" style:font-weight-complex="normal"/>
    </style:style>
    <style:style style:name="T12" style:family="text">
      <style:text-properties fo:font-weight="normal" officeooo:rsid="00a2b3cb" style:font-weight-asian="normal" style:font-weight-complex="normal"/>
    </style:style>
    <style:style style:name="T13" style:family="text">
      <style:text-properties officeooo:rsid="00165acf"/>
    </style:style>
    <style:style style:name="T14" style:family="text">
      <style:text-properties officeooo:rsid="0018024c"/>
    </style:style>
    <style:style style:name="T15" style:family="text">
      <style:text-properties officeooo:rsid="001fd52b"/>
    </style:style>
    <style:style style:name="T16" style:family="text">
      <style:text-properties fo:font-weight="bold" style:font-weight-asian="bold" style:font-weight-complex="bold"/>
    </style:style>
    <style:style style:name="T17" style:family="text">
      <style:text-properties fo:font-weight="bold" officeooo:rsid="00272f61" style:font-weight-asian="bold" style:font-weight-complex="bold"/>
    </style:style>
    <style:style style:name="T18" style:family="text">
      <style:text-properties fo:font-weight="bold" officeooo:rsid="00a46b28" style:font-weight-asian="bold" style:font-weight-complex="bold"/>
    </style:style>
    <style:style style:name="T19" style:family="text">
      <style:text-properties officeooo:rsid="002bb793"/>
    </style:style>
    <style:style style:name="T20" style:family="text">
      <style:text-properties officeooo:rsid="002f65bf"/>
    </style:style>
    <style:style style:name="T21" style:family="text">
      <style:text-properties officeooo:rsid="003022bd"/>
    </style:style>
    <style:style style:name="T22" style:family="text">
      <style:text-properties officeooo:rsid="0031221f"/>
    </style:style>
    <style:style style:name="T23" style:family="text">
      <style:text-properties officeooo:rsid="0038a37b"/>
    </style:style>
    <style:style style:name="T24" style:family="text">
      <style:text-properties officeooo:rsid="0042581d"/>
    </style:style>
    <style:style style:name="T25" style:family="text">
      <style:text-properties officeooo:rsid="0044430f"/>
    </style:style>
    <style:style style:name="T26" style:family="text">
      <style:text-properties officeooo:rsid="0045003b"/>
    </style:style>
    <style:style style:name="T27" style:family="text">
      <style:text-properties style:text-position="sub 58%"/>
    </style:style>
    <style:style style:name="T28" style:family="text">
      <style:text-properties style:text-position="sub 58%" fo:font-weight="normal" style:font-weight-asian="normal" style:font-weight-complex="normal"/>
    </style:style>
    <style:style style:name="T29" style:family="text">
      <style:text-properties style:text-position="0% 100%"/>
    </style:style>
    <style:style style:name="T30" style:family="text">
      <style:text-properties style:text-position="0% 100%" fo:font-weight="normal" style:font-weight-asian="normal" style:font-weight-complex="normal"/>
    </style:style>
    <style:style style:name="T31" style:family="text">
      <style:text-properties style:text-position="0% 100%" fo:font-weight="normal" officeooo:rsid="0058ff0c" style:font-weight-asian="normal" style:font-weight-complex="normal"/>
    </style:style>
    <style:style style:name="T32" style:family="text">
      <style:text-properties style:text-position="0% 100%" fo:font-weight="normal" officeooo:rsid="005ece04" style:font-weight-asian="normal" style:font-weight-complex="normal"/>
    </style:style>
    <style:style style:name="T33" style:family="text">
      <style:text-properties style:text-position="0% 100%" officeooo:rsid="0058ff0c"/>
    </style:style>
    <style:style style:name="T34" style:family="text">
      <style:text-properties style:text-position="0% 100%" officeooo:rsid="005b32e4"/>
    </style:style>
    <style:style style:name="T35" style:family="text">
      <style:text-properties style:text-position="0% 100%" officeooo:rsid="0062c90e"/>
    </style:style>
    <style:style style:name="T36" style:family="text">
      <style:text-properties style:text-position="0% 100%" officeooo:rsid="00722cf4"/>
    </style:style>
    <style:style style:name="T37" style:family="text">
      <style:text-properties style:text-position="0% 100%" officeooo:rsid="00751abc"/>
    </style:style>
    <style:style style:name="T38" style:family="text">
      <style:text-properties style:text-position="0% 100%" officeooo:rsid="007c1124"/>
    </style:style>
    <style:style style:name="T39" style:family="text">
      <style:text-properties style:text-position="0% 100%" officeooo:rsid="0081dfdb"/>
    </style:style>
    <style:style style:name="T40" style:family="text">
      <style:text-properties style:text-position="0% 100%" officeooo:rsid="00836235"/>
    </style:style>
    <style:style style:name="T41" style:family="text">
      <style:text-properties style:text-position="0% 100%" officeooo:rsid="00859e9a"/>
    </style:style>
    <style:style style:name="T42" style:family="text">
      <style:text-properties style:text-position="0% 100%" officeooo:rsid="00890a1b"/>
    </style:style>
    <style:style style:name="T43" style:family="text">
      <style:text-properties style:text-position="0% 100%" officeooo:rsid="008b075b"/>
    </style:style>
    <style:style style:name="T44" style:family="text">
      <style:text-properties style:text-position="0% 100%" officeooo:rsid="008fafa8"/>
    </style:style>
    <style:style style:name="T45" style:family="text">
      <style:text-properties style:text-position="0% 100%" officeooo:rsid="00951b21"/>
    </style:style>
    <style:style style:name="T46" style:family="text">
      <style:text-properties style:text-position="0% 100%" officeooo:rsid="00968485"/>
    </style:style>
    <style:style style:name="T47" style:family="text">
      <style:text-properties style:text-position="0% 100%" officeooo:rsid="0098be31"/>
    </style:style>
    <style:style style:name="T48" style:family="text">
      <style:text-properties style:text-position="0% 100%" officeooo:rsid="009e87e8"/>
    </style:style>
    <style:style style:name="T49" style:family="text">
      <style:text-properties style:text-position="0% 100%" officeooo:rsid="00a0f784"/>
    </style:style>
    <style:style style:name="T50" style:family="text">
      <style:text-properties style:text-position="0% 100%" officeooo:rsid="00a28fcd"/>
    </style:style>
    <style:style style:name="T51" style:family="text">
      <style:text-properties style:text-position="0% 100%" officeooo:rsid="00a2b3cb"/>
    </style:style>
    <style:style style:name="T52" style:family="text">
      <style:text-properties style:text-position="0% 100%" officeooo:rsid="00a46b28"/>
    </style:style>
    <style:style style:name="T53" style:family="text">
      <style:text-properties style:text-position="0% 100%" officeooo:rsid="00a574e6"/>
    </style:style>
    <style:style style:name="T54" style:family="text">
      <style:text-properties style:text-position="0% 100%" officeooo:rsid="00a57a8a"/>
    </style:style>
    <style:style style:name="T55" style:family="text">
      <style:text-properties style:text-position="0% 100%" officeooo:rsid="00a6694a"/>
    </style:style>
    <style:style style:name="T56" style:family="text">
      <style:text-properties officeooo:rsid="0062c90e"/>
    </style:style>
    <style:style style:name="T57" style:family="text">
      <style:text-properties officeooo:rsid="0064b39d"/>
    </style:style>
    <style:style style:name="T58" style:family="text">
      <style:text-properties officeooo:rsid="006711de"/>
    </style:style>
    <style:style style:name="T59" style:family="text">
      <style:text-properties officeooo:rsid="0068bcaf"/>
    </style:style>
    <style:style style:name="T60" style:family="text">
      <style:text-properties officeooo:rsid="006a4be7"/>
    </style:style>
    <style:style style:name="T61" style:family="text">
      <style:text-properties officeooo:rsid="006c05d2"/>
    </style:style>
    <style:style style:name="T62" style:family="text">
      <style:text-properties officeooo:rsid="006c47c6"/>
    </style:style>
    <style:style style:name="T63" style:family="text">
      <style:text-properties officeooo:rsid="006de662"/>
    </style:style>
    <style:style style:name="T64" style:family="text">
      <style:text-properties officeooo:rsid="006f7614"/>
    </style:style>
    <style:style style:name="T65" style:family="text">
      <style:text-properties officeooo:rsid="00711f0e"/>
    </style:style>
    <style:style style:name="T66" style:family="text">
      <style:text-properties officeooo:rsid="0073a8c7"/>
    </style:style>
    <style:style style:name="T67" style:family="text">
      <style:text-properties officeooo:rsid="00751abc"/>
    </style:style>
    <style:style style:name="T68" style:family="text">
      <style:text-properties officeooo:rsid="007687d2"/>
    </style:style>
    <style:style style:name="T69" style:family="text">
      <style:text-properties officeooo:rsid="007a87b9"/>
    </style:style>
    <style:style style:name="T70" style:family="text">
      <style:text-properties officeooo:rsid="007c1124"/>
    </style:style>
    <style:style style:name="T71" style:family="text">
      <style:text-properties officeooo:rsid="007d71d7"/>
    </style:style>
    <style:style style:name="T72" style:family="text">
      <style:text-properties officeooo:rsid="0081dfdb"/>
    </style:style>
    <style:style style:name="T73" style:family="text">
      <style:text-properties officeooo:rsid="0083e5c3"/>
    </style:style>
    <style:style style:name="T74" style:family="text">
      <style:text-properties officeooo:rsid="008b075b"/>
    </style:style>
    <style:style style:name="T75" style:family="text">
      <style:text-properties officeooo:rsid="008bec47"/>
    </style:style>
    <style:style style:name="T76" style:family="text">
      <style:text-properties officeooo:rsid="008c2fc7"/>
    </style:style>
    <style:style style:name="T77" style:family="text">
      <style:text-properties officeooo:rsid="008fafa8"/>
    </style:style>
    <style:style style:name="T78" style:family="text">
      <style:text-properties officeooo:rsid="00945476"/>
    </style:style>
    <style:style style:name="T79" style:family="text">
      <style:text-properties officeooo:rsid="009b1484"/>
    </style:style>
    <style:style style:name="T80" style:family="text">
      <style:text-properties officeooo:rsid="009cda0f"/>
    </style:style>
    <style:style style:name="T81" style:family="text">
      <style:text-properties officeooo:rsid="009e87e8"/>
    </style:style>
    <style:style style:name="T82" style:family="text">
      <style:text-properties officeooo:rsid="00a0f784"/>
    </style:style>
    <style:style style:name="T83" style:family="text">
      <style:text-properties officeooo:rsid="00a46b28"/>
    </style:style>
    <style:style style:name="T84" style:family="text">
      <style:text-properties officeooo:rsid="00a57a8a"/>
    </style:style>
    <style:style style:name="T85" style:family="text">
      <style:text-properties officeooo:rsid="00a81bf1"/>
    </style:style>
    <style:style style:name="T86" style:family="text">
      <style:text-properties officeooo:rsid="00ac04b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sk 0.1 OpenMP pre-training:</text:p>
      <text:p text:style-name="P20">Look at the following C program where two vectors of floats are added using OpenMP to</text:p>
      <text:p text:style-name="P20">parallelize the calculation.</text:p>
      <text:p text:style-name="P20">#include &lt;omp.h&gt;</text:p>
      <text:p text:style-name="P20">#define N 1000</text:p>
      <text:p text:style-name="P20">#define CHUNKSIZE 100</text:p>
      <text:p text:style-name="P20">main(int argc, char *argv[]) {</text:p>
      <text:p text:style-name="P20">int i, chunk;</text:p>
      <text:p text:style-name="P20">float a[N], b[N], c[N];</text:p>
      <text:p text:style-name="P20">/* We initialize the vectors */</text:p>
      <text:p text:style-name="P20">for (i=0; i &lt; N; i++)</text:p>
      <text:p text:style-name="P20">a[i] = b[i] = i * 1.0;</text:p>
      <text:p text:style-name="P20">chunk = CHUNKSIZE;</text:p>
      <text:p text:style-name="P20">#pragma omp parallel shared(a,b,c,chunk) private(i)</text:p>
      <text:p text:style-name="P20">{</text:p>
      <text:p text:style-name="P20">#pragma omp for schedule(dynamic,chunk) nowait</text:p>
      <text:p text:style-name="P20">for (i=0; i &lt; N; i++)</text:p>
      <text:p text:style-name="P20">c[i] = a[i] + b[i];</text:p>
      <text:p text:style-name="P20">} /* end of parallel region */</text:p>
      <text:p text:style-name="P20">}</text:p>
      <text:p text:style-name="P20"/>
      <text:p text:style-name="P20">Check the OpenMP documentation (API, tutorials, this link:</text:p>
      <text:p text:style-name="P20">https://computing.llnl.gov/tutorials/openMP/, etc...) and respond:</text:p>
      <text:p text:style-name="P20"/>
      <text:p text:style-name="P1">0.1.1 What is the chunk variable used for?</text:p>
      <text:p text:style-name="P20">The chunk variable is used to define the size of the chunks or blocks of iterations that are distributed among the threads in the parallel region. This concept is crucial in OpenMP's loop scheduling, particularly when using dynamic scheduling.</text:p>
      <text:p text:style-name="P20"/>
      <text:p text:style-name="P1">How It Works in the Code:</text:p>
      <text:p text:style-name="P1"/>
      <text:p text:style-name="P1"><text:s text:c="4"/>Declaration and Initialization:</text:p>
      <text:p text:style-name="P1"><text:s text:c="9"/><text:span text:style-name="T1">int chunk; declares the variable.</text:span></text:p>
      <text:p text:style-name="P20"><text:s text:c="8"/>chunk = CHUNKSIZE; initializes chunk with the value defined by CHUNKSIZE (which is 100 in this case).</text:p>
      <text:p text:style-name="P1"/>
      <text:p text:style-name="P1"><text:s text:c="4"/>Usage in #pragma omp for Directive:</text:p>
      <text:p text:style-name="P1"><text:s text:c="8"/><text:span text:style-name="T1">The line #pragma omp for schedule(dynamic, chunk) uses the chunk variable in the scheduling clause.</text:span></text:p>
      <text:p text:style-name="P20"><text:s text:c="8"/>schedule(dynamic, chunk) tells OpenMP how to distribute the iterations of the loop across the available threads.</text:p>
      <text:p text:style-name="P20"/>
      <text:p text:style-name="P20">Each thread, upon completing its current chunk of work, will dynamically request another chunk of <text:span text:style-name="Source_20_Text">chunk</text:span> iterations to process until all iterations are complete. In this specific example, each thread will process 100 iterations of the loop at a time (since <text:span text:style-name="Source_20_Text">CHUNKSIZE</text:span> is 100), then request the next 100 iterations, and so on, until all 1000 iterations are processed.</text:p>
      <text:p text:style-name="P20"/>
      <text:p text:style-name="P20">In summary, the <text:span text:style-name="Source_20_Text">chunk</text:span> variable in the OpenMP code is used to define the size of the blocks of iterations that are dynamically distributed among the threads during the execution of a parallel loop. This helps in balancing the workload across threads and can impact the performance of the parallel execution.</text:p>
      <text:p text:style-name="P20"/>
      <text:p text:style-name="P20"><text:soft-page-break/>0.1.2 Fully explains the pragma :</text:p>
      <text:p text:style-name="P20">#pragma omp parallel shared(a,b,c,chunk) private(i)</text:p>
      <text:p text:style-name="P20"/>
      <text:p text:style-name="P20">#pragma omp parallel</text:p>
      <text:p text:style-name="P20"><text:s/>This is an OpenMP directive that instructs the compiler to parallelize the block of code that follows it. When this line is executed, OpenMP creates a team of threads, and each thread executes the code within the parallel block.</text:p>
      <text:p text:style-name="P20">shared(a,b,c,chunk)</text:p>
      <text:p text:style-name="P20">shared is a clause that specifies which variables should be shared among all the threads within the parallel region.</text:p>
      <text:p text:style-name="P20"><text:span text:style-name="T13">I</text:span>n this program, the arrays a, b, c, and the variable chunk are declared as shared.</text:p>
      <text:p text:style-name="P20"/>
      <text:p text:style-name="P20">Why and what is shared(a,b,c,chunk) used for in this program?</text:p>
      <text:p text:style-name="P20"><text:s text:c="4"/>The purpose of declaring these variables as shared is to ensure that all threads can access and modify the same memory locations for these variables.</text:p>
      <text:p text:style-name="P20"/>
      <text:p text:style-name="P20"><text:s text:c="4"/>For a, b, and c, this means that all threads can read from and write to the same arrays, which is essential for the program's goal of adding elements of a and b into c.</text:p>
      <text:p text:style-name="P20"/>
      <text:p text:style-name="P20"><text:s text:c="4"/>The chunk variable is shared because its value determines the chunk size for the dynamic scheduling in the parallel loop, and this size needs to be consistent across all threads.</text:p>
      <text:p text:style-name="P20"/>
      <text:p text:style-name="P20">Why is the variable i labeled as private in the pragma?</text:p>
      <text:p text:style-name="P20">The private clause ensures that each thread has its own separate instance of the variables listed.</text:p>
      <text:p text:style-name="P20"><text:s text:c="4"/>The variable i is used as a loop counter in the parallel for loop.</text:p>
      <text:p text:style-name="P20"><text:s text:c="4"/>Making i private is crucial to prevent race conditions. If i were shared, all threads would modify the same counter, leading to incorrect loop execution and unpredictable results.</text:p>
      <text:p text:style-name="P20"><text:s text:c="4"/>By declaring i as private, each thread gets its own copy of i, which it independently increments. This ensures that each thread processes a unique set of iterations in the loop.</text:p>
      <text:p text:style-name="P20"/>
      <text:p text:style-name="P1">0.1.3 What is the schedule for? What other possibilities are there?</text:p>
      <text:p text:style-name="P20">The schedule clause in the OpenMP #pragma omp for directive specifies how loop iterations are distributed among the threads in the parallel region. In the provided code, the schedule(dynamic, chunk) clause is used. <text:span text:style-name="T14">Let’s see an explanation in more detail:</text:span></text:p>
      <text:p text:style-name="P20"/>
      <text:p text:style-name="P20"><text:s text:c="4"/>Dynamic Scheduling:</text:p>
      <text:p text:style-name="P20"><text:s text:c="8"/>In dynamic scheduling, the loop iterations are divided into chunks of a specified size (chunk in this case), and these chunks are dynamically assigned to threads as they become available.</text:p>
      <text:p text:style-name="P20"><text:s text:c="8"/>The chunk size, set to CHUNKSIZE (100), dictates the number of iterations each thread will take at a time.</text:p>
      <text:p text:style-name="P20"><text:s text:c="8"/>Dynamic scheduling is beneficial when loop iterations take varying amounts of time to execute, as it can lead to better load balancing. However, it can incur more overhead due to the dynamic allocation of iterations.</text:p>
      <text:p text:style-name="P20"/>
      <text:p text:style-name="P20"><text:s text:c="4"/>The Role of chunk in Dynamic Scheduling:</text:p>
      <text:p text:style-name="P20"><text:s text:c="8"/>In the code, chunk is set to 100, meaning that each thread will attempt to execute 100 iterations of the loop at a time before requesting more work. This can help reduce scheduling overhead compared to a scenario where each thread picks only one iteration at a time.</text:p>
      <text:p text:style-name="P20"/>
      <text:p text:style-name="P20"/>
      <text:p text:style-name="P20"/>
      <text:p text:style-name="P20"/>
      <text:p text:style-name="P1"><text:soft-page-break/>Other Scheduling Options in OpenMP</text:p>
      <text:p text:style-name="P1"><text:s text:c="2"/><text:span text:style-name="T1"><text:s text:c="2"/>Static Scheduling (schedule(static, chunk)):</text:span></text:p>
      <text:p text:style-name="P20"><text:s text:c="8"/>In static scheduling, the total number of loop iterations is divided into chunks of approximately equal size, and these chunks are assigned to the threads at the start of the parallel region.</text:p>
      <text:p text:style-name="P20"><text:s text:c="8"/>If the chunk size is not specified, OpenMP divides the iterations into as many chunks as there are threads.</text:p>
      <text:p text:style-name="P20"><text:s text:c="8"/>Static scheduling is efficient when all iterations take approximately the same amount of time.</text:p>
      <text:p text:style-name="P20"/>
      <text:p text:style-name="P20"><text:s text:c="4"/>Guided Scheduling (schedule(guided, chunk)):</text:p>
      <text:p text:style-name="P20"><text:s text:c="8"/>Guided scheduling is a variation of dynamic scheduling. Initially, large chunks are distributed to the threads, and the size of the chunks decreases over time.</text:p>
      <text:p text:style-name="P20"><text:s text:c="8"/>The chunk parameter sets the minimum size of the chunks. If not specified, it defaults to a small number.</text:p>
      <text:p text:style-name="P20"><text:s text:c="8"/>This approach can offer a balance between load balancing and scheduling overhead.</text:p>
      <text:p text:style-name="P20"/>
      <text:p text:style-name="P20"><text:s text:c="4"/>Auto Scheduling (schedule(auto)):</text:p>
      <text:p text:style-name="P20"><text:s text:c="8"/>This allows the OpenMP runtime to choose the scheduling method.</text:p>
      <text:p text:style-name="P20"><text:s text:c="8"/>It is useful when you are unsure about which scheduling method to choose.</text:p>
      <text:p text:style-name="P20"/>
      <text:p text:style-name="P20"><text:s text:c="4"/>Runtime Scheduling (schedule(runtime)):</text:p>
      <text:p text:style-name="P20"><text:s text:c="8"/>The scheduling decision is deferred until runtime, and the decision is based on the OpenMP environment variable OMP_SCHEDULE.</text:p>
      <text:p text:style-name="P20"><text:s text:c="8"/>This provides flexibility, as the scheduling can be changed without recompiling the code.</text:p>
      <text:p text:style-name="P20"/>
      <text:p text:style-name="P1">0.1.4 What times and other performance metrics can we measure in parallelized code</text:p>
      <text:p text:style-name="P1">sections with OpenMP?</text:p>
      <text:p text:style-name="P20">1. Execution Time</text:p>
      <text:p text:style-name="P20"/>
      <text:p text:style-name="P20"><text:s text:c="4"/>Wall Clock Time: This is the actual real-world time taken for a section of code to execute, often the primary metric of interest. It reflects the total time from the start to the end of the parallel region.</text:p>
      <text:p text:style-name="P20"><text:s text:c="4"/>How to Measure: In OpenMP, you can use omp_get_wtime() to get the current time at the start and end of a parallel region and calculate the difference.</text:p>
      <text:p text:style-name="P20"/>
      <text:p text:style-name="P20">2. CPU Time</text:p>
      <text:p text:style-name="P20"/>
      <text:p text:style-name="P20"><text:s text:c="4"/>CPU Time: This is the total time spent by all CPUs (or cores) on a task. It can be more than the wall clock time in a parallel execution due to multiple cores working simultaneously.</text:p>
      <text:p text:style-name="P20"><text:s text:c="4"/>How to Measure: CPU time is not directly measured via OpenMP, but you can use system-specific tools or functions to obtain it.</text:p>
      <text:p text:style-name="P20"/>
      <text:p text:style-name="P20">3. Speedup</text:p>
      <text:p text:style-name="P20"/>
      <text:p text:style-name="P20"><text:s text:c="4"/>Speedup: A comparison of execution time of the serial version of the code versus the parallel version. It's calculated as Speedup = Time_Serial / Time_Parallel.</text:p>
      <text:p text:style-name="P20"><text:s text:c="4"/>Ideal vs. Actual Speedup: Ideal speedup is equal to the number of processors (or threads), but actual speedup is often lower due to overhead and non-parallelizable parts of code (as per Amdahl's Law).</text:p>
      <text:p text:style-name="P20"/>
      <text:p text:style-name="P20">4. Efficiency</text:p>
      <text:p text:style-name="P20"/>
      <text:p text:style-name="P20"><text:soft-page-break/><text:s text:c="4"/>Efficiency: A measure of how effectively the parallel computing resources are used. It's calculated as Efficiency = Speedup / Number_of_Processors.</text:p>
      <text:p text:style-name="P20"><text:s text:c="4"/>High Efficiency: Indicates a good balance between the computational workload and the number of processors. Lower efficiency can indicate overhead or imbalanced workload distribution.</text:p>
      <text:p text:style-name="P20"/>
      <text:p text:style-name="P20">5. Scalability</text:p>
      <text:p text:style-name="P20"/>
      <text:p text:style-name="P20"><text:s text:c="4"/>Strong Scalability: Measures performance improvement with a fixed problem size as the number of processors increases.</text:p>
      <text:p text:style-name="P20"><text:s text:c="4"/>Weak Scalability: Measures the change in performance when both the problem size and the number of processors are increased proportionally.</text:p>
      <text:p text:style-name="P20"/>
      <text:p text:style-name="P20">6. Load Balancing</text:p>
      <text:p text:style-name="P20"/>
      <text:p text:style-name="P20"><text:s text:c="4"/>Load Balancing: This assesses how evenly the work is distributed across threads. Poor load balancing can lead to some threads doing more work than others, resulting in inefficiencies.</text:p>
      <text:p text:style-name="P20"/>
      <text:p text:style-name="P20">7. Overhead</text:p>
      <text:p text:style-name="P20"/>
      <text:p text:style-name="P20"><text:s text:c="4"/>Overhead Time: Time spent on activities that are not part of the actual computation, like thread creation, synchronization, communication between threads, etc.</text:p>
      <text:p text:style-name="P20"><text:s text:c="4"/>How to Measure: It's often calculated indirectly by comparing total execution time with actual computation time.</text:p>
      <text:p text:style-name="P20"/>
      <text:p text:style-name="P20">Tools for Performance Measurement</text:p>
      <text:p text:style-name="P20"/>
      <text:p text:style-name="P20"><text:s text:c="4"/>Profiler Tools: Tools like Intel VTune, gprof, or Valgrind (with Callgrind) can be used for more detailed performance analysis.</text:p>
      <text:p text:style-name="P20"><text:s text:c="4"/>Built-in OpenMP Functions: Functions like omp_get_wtime() for timing, and environment variables for controlling thread behavior, can be instrumental.</text:p>
      <text:p text:style-name="P20"/>
      <text:p text:style-name="P20">Practical Considerations</text:p>
      <text:p text:style-name="P20"/>
      <text:p text:style-name="P20"><text:s text:c="4"/>Baseline Measurement: Always measure the performance of the serial (non-parallel) version of the code for comparison.</text:p>
      <text:p text:style-name="P20"><text:s text:c="4"/>Varying Conditions: Test under different conditions, such as varying numbers of threads, different compilers, and optimization levels, to fully understand performance characteristics.</text:p>
      <text:p text:style-name="P20"><text:s text:c="4"/>Bottlenecks Identification: Use these metrics to identify and address bottlenecks, such as synchronization delays or unbalanced workloads.</text:p>
      <text:p text:style-name="P20"/>
      <text:p text:style-name="P20"/>
      <text:p text:style-name="P1">Task 0.2: Pre-training std::async</text:p>
      <text:p text:style-name="P20">Look at the following c++ program where two functions are called with std::async:</text:p>
      <text:p text:style-name="P20">#include &lt;iostream&gt;</text:p>
      <text:p text:style-name="P20">#include &lt;future&gt;</text:p>
      <text:p text:style-name="P20">#include &lt;chrono&gt;</text:p>
      <text:p text:style-name="P20">int task(int id, int millis) {</text:p>
      <text:p text:style-name="P20">std::this_thread::sleep_for(std::chrono::milliseconds(millis));</text:p>
      <text:p text:style-name="P20">std::cout&lt;&lt;"Task"&lt;&lt;id&lt;&lt;" completed"&lt;&lt;std::endl;</text:p>
      <text:p text:style-name="P20">return id;</text:p>
      <text:p text:style-name="P20">}</text:p>
      <text:p text:style-name="P20">int main() {</text:p>
      <text:p text:style-name="P20"><text:soft-page-break/>auto start = std::chrono::high_resolution_clock::now();</text:p>
      <text:p text:style-name="P20">std::future&lt;int&gt; task1 = std::async(std::launch::async, task, 1, 2000);</text:p>
      <text:p text:style-name="P20">std::future&lt;int&gt; task2 = std::async(std::launch::async, task, 2, 3000);</text:p>
      <text:p text:style-name="P20">task1.wait();</text:p>
      <text:p text:style-name="P20">int taskId = task2.get();</text:p>
      <text:p text:style-name="P20">auto end = std::chrono::high_resolution_clock::now();</text:p>
      <text:p text:style-name="P20">auto elapsed = std::chrono::duration_cast&lt;std::chrono::milliseconds&gt;(end-start);</text:p>
      <text:p text:style-name="P20">std::cout&lt;&lt;"Completed in:"&lt;&lt;elapsed.count()&lt;&lt;"ms"&lt;&lt;std::endl;</text:p>
      <text:p text:style-name="P20">}</text:p>
      <text:p text:style-name="P20"/>
      <text:p text:style-name="P20">To compile it use g++ and link to the pthreads library with -lpthread.</text:p>
      <text:p text:style-name="P20">Review the std::async documentation and answer the following questions:</text:p>
      <text:p text:style-name="P20"/>
      <text:p text:style-name="P1">0.2.1 What is the std::launch::async parameter used for?</text:p>
      <text:p text:style-name="P20">The std::launch::async parameter in C++'s Standard Library is used with the std::async function to control how the associated task is executed in terms of threading. When you pass std::launch::async as a parameter to std::async, it enforces the following behavior:</text:p>
      <text:p text:style-name="P20"/>
      <text:p text:style-name="P20"><text:s text:c="4"/>Forces Asynchronous Execution: The task is executed on a new thread, separate from the calling thread. This means the task runs concurrently with the calling thread. If std::launch::async is not specified, the runtime has the freedom to choose whether to perform the task asynchronously or to defer its execution until the result is needed (lazy evaluation).</text:p>
      <text:p text:style-name="P20"/>
      <text:p text:style-name="P20"><text:s text:c="4"/>Immediate Start: The task starts executing immediately. Without std::launch::async, there's a possibility that the task execution could be deferred until the future’s get() or wait() method is called.</text:p>
      <text:p text:style-name="P20"/>
      <text:p text:style-name="P20">In summary, when you use std::launch::async with std::async, you are explicitly stating that you want the task to run asynchronously on a separate thread as soon as possible. This is useful when you need to ensure that a task is executed in the background, without blocking the calling thread.</text:p>
      <text:p text:style-name="P20"/>
      <text:p text:style-name="P1">0.2.2 Calculate the time the program takes with std::launch::async and</text:p>
      <text:p text:style-name="P1">std::launch::deferred. What is the reason for the time difference?</text:p>
      <text:p text:style-name="P20"/>
      <text:p text:style-name="P1">-. Using std::launch::async:</text:p>
      <text:p text:style-name="P20"><text:s text:c="4"/>std::launch::async forces the tasks to be executed asynchronously, i.e., on separate threads.</text:p>
      <text:p text:style-name="P20"><text:s text:c="4"/>In your code, task1 sleeps for 2000 ms and task2 for 3000 ms. Because they are executed concurrently (simultaneously on different threads), the total time taken by the program is dictated by the longer of the two tasks. Since task2 takes 3000 ms, the entire program execution time is roughly around 3000 ms.</text:p>
      <text:p text:style-name="P20"><text:s text:c="4"/>This behavior is ideal when the tasks are independent and can be run in parallel, effectively reducing the overall waiting time to the duration of the longest task.</text:p>
      <text:p text:style-name="P20"/>
      <text:p text:style-name="P20"/>
      <text:p text:style-name="P20"/>
      <text:p text:style-name="P20"/>
      <text:p text:style-name="P20"/>
      <text:p text:style-name="P20"/>
      <text:p text:style-name="P20"/>
      <text:p text:style-name="P20"/>
      <text:p text:style-name="P20"/>
      <text:p text:style-name="P20"/>
      <text:p text:style-name="P1"><text:soft-page-break/>-. Using std::launch::deferred:</text:p>
      <text:p text:style-name="P20"><text:s text:c="4"/>When std::launch::deferred is used, the execution of the tasks is deferred until the future's get() or wait() method is called.</text:p>
      <text:p text:style-name="P20"><text:s text:c="4"/>In this mode, task1 and task2 are not started immediately. Instead, they are executed sequentially when their results are demanded.</text:p>
      <text:p text:style-name="P20"><text:s text:c="4"/>In your program, when task1.wait() is called, it triggers the execution of task1, which completes in 2000 ms. Then, when task2.get() is called, task2 starts and completes in 3000 ms. The total execution time becomes the sum of both task durations, which is 5000 ms.</text:p>
      <text:p text:style-name="P20"><text:s text:c="4"/>This sequential execution is useful when deferred work is preferable or when tasks depend on the results of previous tasks.</text:p>
      <text:p text:style-name="P20">In summary, std::launch::async results in parallel execution of tasks, leading to a shorter combined execution time, while std::launch::deferred leads to sequential execution, where the total time is the sum of individual task times.</text:p>
      <text:p text:style-name="P20"/>
      <text:p text:style-name="P1"/>
      <text:p text:style-name="P1"><text:span text:style-name="T15">0.2.3 </text:span>What is the difference between the wait and get methods of std::future?</text:p>
      <text:p text:style-name="P20"><text:s text:c="4"/>wait Method:</text:p>
      <text:p text:style-name="P20"><text:s text:c="8"/>The wait method blocks the calling thread until the asynchronous operation is complete.</text:p>
      <text:p text:style-name="P20"><text:s text:c="8"/>It does not return the result of the asynchronous operation.</text:p>
      <text:p text:style-name="P20"><text:s text:c="8"/>After wait returns, the std::future still holds the result of the asynchronous operation, and you can call get later to retrieve this result.</text:p>
      <text:p text:style-name="P20"><text:s text:c="8"/>It can be called multiple times; subsequent calls to wait after the first one have no effect.</text:p>
      <text:p text:style-name="P20"/>
      <text:p text:style-name="P20"><text:s text:c="4"/>get Method:</text:p>
      <text:p text:style-name="P20"><text:s text:c="8"/>The get method also blocks the calling thread until the asynchronous operation is complete, just like wait.</text:p>
      <text:p text:style-name="P20"><text:s text:c="8"/>It returns the result of the asynchronous operation.</text:p>
      <text:p text:style-name="P20"><text:s text:c="8"/>Once get has been called, the std::future object becomes invalid, and you cannot call get again on the same std::future object. If you do, the program will throw an exception (std::future_error with the error condition std::future_errc::no_state).</text:p>
      <text:p text:style-name="P20"><text:s text:c="8"/>get effectively consumes the std::future; after a call to get, the std::future no longer has an associated shared state.</text:p>
      <text:p text:style-name="P20"/>
      <text:p text:style-name="P21">In the context of our program: </text:p>
      <text:p text:style-name="P21"><text:s text:c="4"/>task1.wait(); waits for task1 to complete but does not retrieve its result. After task1.wait() completes, task1 is still a valid std::future object holding the result of the task.</text:p>
      <text:p text:style-name="P21"><text:s text:c="4"/>int taskId = task2.get(); waits for task2 to complete and retrieves its result. After task2.get() has been called, task2 is no longer valid and cannot be used to wait for or retrieve the task's result again.</text:p>
      <text:p text:style-name="P21"/>
      <text:p text:style-name="P2">0.2.4 What advantages does std::async offer over std::thread?</text:p>
      <text:p text:style-name="P22">Here we whow the main advantages that we have found:</text:p>
      <text:p text:style-name="P22"/>
      <text:p text:style-name="P22"><text:s text:c="4"/><text:span text:style-name="T16">Ease of Use and Higher Abstraction Level:</text:span></text:p>
      <text:p text:style-name="P23"><text:s text:c="8"/>std::async provides a higher level of abstraction compared to std::thread. It allows you to focus on the task to be executed rather than the details of thread management. This makes std::async easier to use and more suitable for straightforward parallel tasks.</text:p>
      <text:p text:style-name="P22"/>
      <text:p text:style-name="P22"><text:s text:c="2"/><text:span text:style-name="T16"><text:s text:c="2"/>Automatic Management of Thread Lifecycle:</text:span></text:p>
      <text:p text:style-name="P22"><text:s text:c="8"/>When using std::async, you don't need to worry about joining or detaching threads. The std::future object returned by std::async takes care of the thread's lifecycle, ensuring that resources are properly released when the task is complete.</text:p>
      <text:p text:style-name="P22"/>
      <text:p text:style-name="P22"><text:soft-page-break/><text:s text:c="2"/><text:span text:style-name="T16"><text:s text:c="2"/>Return Values and Exception Handling:</text:span></text:p>
      <text:p text:style-name="P22"><text:s text:c="8"/>std::async simplifies the process of retrieving return values from asynchronous operations through the std::future object. Moreover, exceptions thrown in the asynchronous task are captured and can be rethrown in the context of the calling thread, simplifying exception handling.</text:p>
      <text:p text:style-name="P22"/>
      <text:p text:style-name="P3"><text:s text:c="4"/>Deferred Execution Option:</text:p>
      <text:p text:style-name="P22"><text:s text:c="8"/>With std::async, you have the option to defer the execution of a task until the result is needed (std::launch::deferred). This flexibility allows you to write code that can either run asynchronously or be deferred, depending on the situation.</text:p>
      <text:p text:style-name="P22"/>
      <text:p text:style-name="P22"><text:s text:c="4"/><text:span text:style-name="T16">Potential for Optimizations by the Implementation:</text:span></text:p>
      <text:p text:style-name="P22"><text:s text:c="8"/>std::async may benefit from optimizations made by the compiler or runtime, such as using a thread pool or other mechanisms to manage the execution of asynchronous tasks efficiently. This can lead to better performance and resource utilization in some cases.</text:p>
      <text:p text:style-name="P22"/>
      <text:p text:style-name="P22"><text:s text:c="4"/><text:span text:style-name="T16">Simpler Syntax for Single-Use Cases:</text:span></text:p>
      <text:p text:style-name="P22"><text:s text:c="8"/>For single-use, fire-and-forget tasks, std::async is simpler as it requires less boilerplate code compared to setting up a std::thread. This makes your code cleaner and more focused on the task at hand.</text:p>
      <text:p text:style-name="P22"/>
      <text:p text:style-name="P24">Task 0.3: Pre-training std::vector</text:p>
      <text:p text:style-name="P24">Look at the following c++ program where an stl vector is initialized and filled with values:</text:p>
      <text:p text:style-name="P24">#include &lt;vector&gt;</text:p>
      <text:p text:style-name="P24">#include &lt;iostream&gt;</text:p>
      <text:p text:style-name="P24">#include &lt;chrono&gt;</text:p>
      <text:p text:style-name="P24">int main() {</text:p>
      <text:p text:style-name="P24">// default initialization and add elements with push_back</text:p>
      <text:p text:style-name="P24">auto start = std::chrono::high_resolution_clock::now();</text:p>
      <text:p text:style-name="P24">std::vector&lt;float&gt; v1;</text:p>
      <text:p text:style-name="P24">for (int i = 0; i &lt; 10000; i++)</text:p>
      <text:p text:style-name="P24">v1.push_back(i);</text:p>
      <text:p text:style-name="P24">auto end = std::chrono::high_resolution_clock::now();</text:p>
      <text:p text:style-name="P24">auto elapsed = std::chrono::duration_cast&lt;std::chrono::milliseconds&gt;(end-</text:p>
      <text:p text:style-name="P24">start);</text:p>
      <text:p text:style-name="P24">std::cout&lt;&lt;"Default initialization:"&lt;&lt;elapsed.count()&lt;&lt;"ms"&lt;&lt;std::endl;</text:p>
      <text:p text:style-name="P24">// initialized with required size and add elements with direct access</text:p>
      <text:p text:style-name="P24">start = std::chrono::high_resolution_clock::now();</text:p>
      <text:p text:style-name="P24">std::vector&lt;float&gt; v2(10000);</text:p>
      <text:p text:style-name="P24">for (int i = 0; i &lt; 10000; i++)</text:p>
      <text:p text:style-name="P24">v1[i] = i;</text:p>
      <text:p text:style-name="P24">end = std::chrono::high_resolution_clock::now();</text:p>
      <text:p text:style-name="P24">elapsed = std::chrono::duration_cast&lt;std::chrono::milliseconds&gt;(end-start);</text:p>
      <text:p text:style-name="P24">std::cout&lt;&lt;"Initialization with size:"&lt;&lt;elapsed.count()&lt;&lt;"ms"&lt;&lt;std::endl;</text:p>
      <text:p text:style-name="P24">Answer the following questions:</text:p>
      <text:p text:style-name="P24">0.3.1: Which of the two ways of initializing the vector and filling it is more efficient?</text:p>
      <text:p text:style-name="P24">Why<text:span text:style-name="T16">?</text:span><text:span text:style-name="T17">­</text:span></text:p>
      <text:p text:style-name="P25">0.3.2</text:p>
      <text:p text:style-name="P25"/>
      <text:p text:style-name="P25"/>
      <text:p text:style-name="P25"/>
      <text:p text:style-name="P25"/>
      <text:p text:style-name="P25"/>
      <text:p text:style-name="P4"><text:soft-page-break/>Task 1: Study of the OpenMP API [Compulsory individual part (25% of the grade)].</text:p>
      <text:p text:style-name="P4">The OpenMP API and its use with GNU GCC should be studied, checking the correct operation of some of the examples availableon the Internet(e.g. https://lsi.ugr.es/jmantas/ppr/ayuda/omp_ayuda.php).</text:p>
      <text:p text:style-name="P4">Each member of the group* will have to make a small tutorial as a "OpenMP parallelism recipe book" with different examples of the application of OpenMP parallelism in different software structures.</text:p>
      <text:p text:style-name="P4"/>
      <text:p text:style-name="P4">Cristian:</text:p>
      <text:p text:style-name="P25">Here I enumerate the examples that I’ve used:</text:p>
      <text:p text:style-name="P25"><text:s text:c="4"/><text:span text:style-name="T16">Loops:</text:span> One of the most common structures in programming. Parallelizing loops, especially those that perform independent operations on different iterations, is a primary use case for OpenMP.</text:p>
      <text:p text:style-name="P25"/>
      <text:p text:style-name="P25"><text:s text:c="4"/><text:span text:style-name="T16">Data Structures: </text:span>Operations on arrays, matrices, trees, graphs, etc., can often be parallelized. For instance, parallel processing can be used for matrix multiplication or searching through a large array.</text:p>
      <text:p text:style-name="P25"/>
      <text:p text:style-name="P25"><text:s text:c="4"/><text:span text:style-name="T16">Algorithms: </text:span>Different algorithms, especially those that can be broken down into independent tasks, like sorting algorithms (merge sort, quicksort), numerical algorithms, or graph algorithms.</text:p>
      <text:p text:style-name="P25"/>
      <text:p text:style-name="P25"><text:s text:c="4"/><text:span text:style-name="T16">Task-Based Decomposition: </text:span>Software can be structured around tasks or jobs that can be executed in parallel. This is common in scenarios like processing multiple independent requests in a server application.</text:p>
      <text:p text:style-name="P25"/>
      <text:p text:style-name="P25"><text:s text:c="4"/><text:span text:style-name="T16">Concurrent Data Processing: </text:span>Applications that involve processing large datasets, like in big data analytics or scientific computing, where data can be partitioned and processed in parallel.</text:p>
      <text:p text:style-name="P25"/>
      <text:p text:style-name="P25"><text:s text:c="4"/><text:span text:style-name="T16">Pipeline Parallelism:</text:span> In some software architectures, processes or operations are structured in a pipeline manner, where different stages of the pipeline can be executed in parallel.</text:p>
      <text:p text:style-name="P25"/>
      <text:p text:style-name="P25"><text:s text:c="4"/><text:span text:style-name="T16">Object-Oriented Structures: </text:span>Parallelism can also be applied in object-oriented programming, for instance, by parallelizing methods of different objects that don’t share state or depend on each other.</text:p>
      <text:p text:style-name="P25"/>
      <text:p text:style-name="P25"><text:s text:c="4"/><text:span text:style-name="T16">Recursive Functions:</text:span> Some recursive problems can be parallelized, especially those that follow the divide-and-conquer approach.</text:p>
      <text:p text:style-name="P25"/>
      <text:p text:style-name="P25">In each of these structures, OpenMP can be used to distribute the work across multiple threads, thereby improving the performance of the software on multi-core processors. </text:p>
      <text:p text:style-name="P47"><text:span text:style-name="T2">For each of these examples, I have created a test module in the file called OpenMPTests.cpp. Each of these modules can be tested freely. </text:span><text:span text:style-name="T3">All these examples must be compiled with the -fopenmp flag of the </text:span>GNU GCC compiler. <text:span text:style-name="T19">Finally, we will explain each of the </text:span>OpenMP pragmas <text:span text:style-name="T19">used in the modules. </text:span>These directives are fundamental in OpenMP programming, allowing developers to control parallel execution, task management, and data sharing between threads in a fine-grained manner.</text:p>
      <text:p text:style-name="P47"/>
      <text:p text:style-name="P47"/>
      <text:p text:style-name="P47"/>
      <text:p text:style-name="P47"/>
      <text:p text:style-name="P47"/>
      <text:p text:style-name="P47"/>
      <text:p text:style-name="P47"/>
      <text:p text:style-name="P47"><text:soft-page-break/><text:s text:c="4"/><text:span text:style-name="T16">#pragma omp parallel for:</text:span></text:p>
      <text:p text:style-name="P47"><text:s text:c="8"/>This directive is used to parallelize a for loop.</text:p>
      <text:p text:style-name="P47"><text:s text:c="8"/>The iterations of the loop are divided among the available threads.</text:p>
      <text:p text:style-name="P47"><text:s text:c="8"/>It's commonly used for data parallelism where each iteration of the loop can be executed independently.</text:p>
      <text:p text:style-name="P47"/>
      <text:p text:style-name="P47"/>
      <text:p text:style-name="P47"/>
      <text:p text:style-name="P47"><text:s text:c="4"/><text:span text:style-name="T16">#pragma omp parallel for reduction(max:maxVal):</text:span></text:p>
      <text:p text:style-name="P47"><text:s text:c="8"/>This extends the parallel for directive by adding a reduction clause.</text:p>
      <text:p text:style-name="P47"><text:s text:c="8"/>It performs a reduction on the variables listed with a specified operation, in this case, max.</text:p>
      <text:p text:style-name="P47"><text:s text:c="8"/>maxVal is the variable being reduced; each thread will have its own copy of this variable. After all iterations, the maximum of all these copies is computed and stored in the original maxVal.</text:p>
      <text:p text:style-name="P47"/>
      <text:p text:style-name="P47"><text:s text:c="4"/><text:span text:style-name="T16">#pragma omp task:</text:span></text:p>
      <text:p text:style-name="P47"><text:s text:c="8"/>This directive defines a unit of work that is executed by a thread.</text:p>
      <text:p text:style-name="P47"><text:s text:c="8"/>Tasks are independent chunks of work that can be executed concurrently.</text:p>
      <text:p text:style-name="P47"><text:s text:c="8"/>The runtime system decides when and where to execute the tasks.</text:p>
      <text:p text:style-name="P47"/>
      <text:p text:style-name="P47"><text:s text:c="3"/><text:span text:style-name="T16"><text:s/>#pragma omp parallel:</text:span></text:p>
      <text:p text:style-name="P47"><text:s text:c="8"/>This creates a parallel region where the enclosed code block is executed by multiple threads.</text:p>
      <text:p text:style-name="P47"><text:s text:c="8"/>It's a way to explicitly define a region of code that should be executed in parallel.</text:p>
      <text:p text:style-name="P47"/>
      <text:p text:style-name="P47"><text:s text:c="4"/><text:span text:style-name="T16">#pragma omp single:</text:span></text:p>
      <text:p text:style-name="P47"><text:s text:c="8"/>This is used inside a parallel region.</text:p>
      <text:p text:style-name="P47"><text:s text:c="8"/>It specifies that the enclosed code block should be executed by only one thread (not necessarily the master thread).</text:p>
      <text:p text:style-name="P47"><text:s text:c="8"/>Other threads skip this block and do not execute it.</text:p>
      <text:p text:style-name="P47"/>
      <text:p text:style-name="P47"><text:s text:c="3"/><text:span text:style-name="T16"><text:s/>#pragma omp parallel for reduction(+:sum):</text:span></text:p>
      <text:p text:style-name="P47"><text:s text:c="8"/>Similar to the reduction(max:maxVal) example, but here it performs a summation reduction on the sum variable.</text:p>
      <text:p text:style-name="P47"><text:s text:c="8"/>Each thread calculates a partial sum, and at the end, these partial sums are added together to get the final result.</text:p>
      <text:p text:style-name="P47"/>
      <text:p text:style-name="P47"><text:s text:c="4"/><text:span text:style-name="T16">#pragma omp task shared(a):</text:span></text:p>
      <text:p text:style-name="P47"><text:s text:c="8"/>This creates a task similar to #pragma omp task, but with an explicit data-sharing attribute.</text:p>
      <text:p text:style-name="P47"><text:s text:c="8"/>shared(a) indicates that the variable a is shared among the tasks.</text:p>
      <text:p text:style-name="P47"><text:s text:c="8"/>This means that the tasks will access the same memory location of a, rather than having private copies.</text:p>
      <text:p text:style-name="P47"/>
      <text:p text:style-name="P47"><text:s text:c="3"/><text:span text:style-name="T16"><text:s/>#pragma omp taskwait:</text:span></text:p>
      <text:p text:style-name="P47"><text:s text:c="8"/>This is used within a parallel region to specify a wait point where the thread waits until all tasks created in the current task region are completed.</text:p>
      <text:p text:style-name="P47"><text:s text:c="8"/>It ensures that all tasks generated before this point are completed before proceeding.</text:p>
      <text:p text:style-name="P47"/>
      <text:p text:style-name="P25"/>
      <text:p text:style-name="P25"/>
      <text:p text:style-name="P25"/>
      <text:p text:style-name="P25"/>
      <text:p text:style-name="P25"/>
      <text:p text:style-name="P25"/>
      <text:p text:style-name="P4"><text:soft-page-break/>Task 2: Parallelization of digital photo development</text:p>
      <text:p text:style-name="P4">Task 2.1: Analyze the code and identify the different processes</text:p>
      <text:p text:style-name="P25">In this task you will have to analyze the code using the strategies seen in the previous practice to</text:p>
      <text:p text:style-name="P25">identify the different processes that are applied on the RAW image and elaborate a dependency</text:p>
      <text:p text:style-name="P25">diagram. Identifi<text:span text:style-name="T20">es</text:span> if some processes can be executed in parallel and the dependencies between them.</text:p>
      <text:p text:style-name="P25"/>
      <text:p text:style-name="P26">As we can see in the dependence diagram, all the individuals functions can be parallelized, except for <text:span text:style-name="T21">denoise, equalization and bloom. The reason for this is that all the funcitons, except for that three one, contains for loops or nested for loops, which an be easily parallelized using OpenMP clausures. Mor</text:span><text:span text:style-name="T23">e</text:span><text:span text:style-name="T21">over, enhanceDetail</text:span><text:span text:style-name="T22">s</text:span><text:span text:style-name="T21"> function and bloom function van be executed in parallel using </text:span></text:p>
      <text:p text:style-name="P25">asynchronous programming <text:span text:style-name="T21">as they are independent. They are independent because they don’t modify directly the input image, and bloom function is executed i</text:span><text:span text:style-name="T22">m</text:span><text:span text:style-name="T21">mediately </text:span><text:span text:style-name="T22">after </text:span><text:span text:style-name="T21"><text:s/></text:span><text:span text:style-name="T22">enhanceDetails</text:span></text:p>
      <text:p text:style-name="P25"/>
      <text:p text:style-name="P4">Task 2.2: Analyze the code of each process</text:p>
      <text:p text:style-name="P25">In this task you must analyze the code corresponding to each process identified in task 3.1. Make a</text:p>
      <text:p text:style-name="P25">flow diagram of each one and identify possible parallelizable points.</text:p>
      <text:p text:style-name="P25"/>
      <text:p text:style-name="P48"><text:span text:style-name="T4">As we have said in task 2.1, the parallelizable points will be in the for loops. The for loops are good candidate for parallelization because each channel's operations are independent of the others. In some cases, we will able to parallelize </text:span>across both the row (i) and column (j) dimensions of the image.</text:p>
      <text:p text:style-name="P49">Finally, as we have said before, enhaneDetail and bloom functions can be executed in parallel with <text:span text:style-name="T2">asynchronous programming. </text:span><text:span text:style-name="T1">The rest of the processes are not independent because all of them modify the input image.</text:span></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ask 2.3 Parallelization</text:p>
      <text:p text:style-name="P56">Having identified the parallelizable parts of the code, it is now time to apply parallelism with</text:p>
      <text:p text:style-name="P56">OpenMP and asynchronous programming. Run tests parallelizing different parts and observe the</text:p>
      <text:p text:style-name="P56">performance gain.</text:p>
      <text:p text:style-name="P5">Answer the following questions:</text:p>
      <text:p text:style-name="P56"> Is better performance obtained by parallelizing as many parts as possible?</text:p>
      <text:p text:style-name="P50"><text:span text:style-name="T1">No. </text:span><text:span text:style-name="T5">It’ is not useful to parallelize t</text:span><text:span text:style-name="T1">he </text:span><text:span text:style-name="T5">proccesses than only use OpenCV’s functions, such as denoise or bloom</text:span></text:p>
      <text:p text:style-name="P57"> Is performance degraded by parallelizing certain parts? If so, to what do you think this degradation is due?</text:p>
      <text:p text:style-name="P63">The perfomance is degraded in the mentioned cases because OpenCV functions are already fully optimized, including potential multithreading Trying to optimize these functions manually will lead to an obvious decrease in the performance of the program</text:p>
      <text:p text:style-name="P56">Objectives:</text:p>
      <text:p text:style-name="P56"> Obtain a parallel version with OpenMP and std::async of the provided sequential</text:p>
      <text:p text:style-name="P56">solution</text:p>
      <text:p text:style-name="P56"> Analyze and exploit in all cases the different possible types of parallelism perceived in</text:p>
      <text:p text:style-name="P56">the given sequential solution.</text:p>
      <text:p text:style-name="P56"> Perform sufficient tests to estimate performance values of the parallel version versus the</text:p>
      <text:p text:style-name="P56">sequential version.</text:p>
      <text:p text:style-name="P56">Steps:</text:p>
      <text:p text:style-name="P56">a) Analyze the provided sequential solution to ensure understanding of the problem. Pay</text:p>
      <text:p text:style-name="P56">attention to details seen in previous practices that are important for designing the parallel</text:p>
      <text:p text:style-name="P56">solution: variables, problem size, etc.</text:p>
      <text:p text:style-name="P56">b) Make a graphical representation in the form of a dependency diagram of the operation of the</text:p>
      <text:p text:style-name="P56">given sequential solution.</text:p>
      <text:p text:style-name="P56">c) Using OpenMP and std::async and in view of the above details, design a thread-parallel</text:p>
      <text:p text:style-name="P56">solution starting from the sequential version</text:p>
      <text:p text:style-name="P56">d) Test your parallel version for different cases and configurations by taking timing and gain</text:p>
      <text:p text:style-name="P56">measurements.</text:p>
      <text:p text:style-name="P56">e) Make a graphical representation in the form of a control-flow graph of the operation of the</text:p>
      <text:p text:style-name="P56">parallel solution based on OpenMP and std::async.</text:p>
      <text:p text:style-name="P56">f) Comment on the following aspects of both the sequential and parallel solution as indicated:</text:p>
      <text:p text:style-name="P56">About the implemented code</text:p>
      <text:p text:style-name="P56"> Discuss the most interesting code portions of both the sequential and parallel</text:p>
      <text:p text:style-name="P56">solutions implemented:</text:p>
      <text:p text:style-name="P56">◦ Aspects that define the size of the problem.</text:p>
      <text:p text:style-name="P51"><text:span text:style-name="T1">The size of the problem is mainly given by the size of the raw. </text:span><text:span text:style-name="T6">That’s the case because the most time-comusing tasks involved the management of each pixel of the raw image, so a image with bigger size will have more pixels and, for that reason, it will increase the total execution time</text:span></text:p>
      <text:p text:style-name="P56">◦ Code control structures of special interest in the solution to the problem.It is important to justify in as much detail as possible the changes that have been</text:p>
      <text:p text:style-name="P56">made with respect to the sequential version in order to parallelize the solution.OpenMP or std::async instructions and blocks used for code parallelization.</text:p>
      <text:p text:style-name="P27">Let’s comment each of the changes done in the parallelized solution:</text:p>
      <text:p text:style-name="P27"/>
      <text:p text:style-name="P27"/>
      <text:p text:style-name="P27"/>
      <text:p text:style-name="P27"/>
      <text:p text:style-name="P27"/>
      <text:p text:style-name="P27"/>
      <text:p text:style-name="P27"/>
      <text:p text:style-name="P7"><text:soft-page-break/>gammaCurve</text:p>
      <text:p text:style-name="P7"/>
      <text:p text:style-name="P28">The #pragma omp parallel for private(r) is a compound directive in OpenMP. It tells the compiler to parallelize the execution of the subsequent for loop. When this directive is encountered, OpenMP divides the loop iteration space among the available threads in the thread pool. The private(r) clause specifies that each thread should have its own private copy of the variable r. In the loop, r is calculated based on the loop variable i. Making r private ensures that each thread has its own instance of r, which prevents race conditions and data corruption that could occur if multiple threads were to access and modify the same r variable concurrently.</text:p>
      <text:p text:style-name="P27">The for loop is iterating 65,536 times (from 0 to 0x10000), and each iteration is independent of the others. By parallelizing this loop, the work can be divided among multiple CPU cores, allowing the loop to be executed in less time than it would in a sequential manner.</text:p>
      <text:p text:style-name="P7"/>
      <text:p text:style-name="P8">Debayer</text:p>
      <text:p text:style-name="P29">The #pragma omp parallel for collapse(2) <text:span text:style-name="T24">driective s used with nested loops. In this case, there are two nested loops (one iterating over y and the other over x). The collapse(2) directive instructs OpenMP to collapse these two nested loops into a single. his is particularly beneficial when dealing with large images, as the computation can be significantly sped up by utilizing multiple cores of the CPU. The outer loop iterates over the rows (height), and the inner loop iterates over the columns (width) of the image. Collapsing these loops into a single loop allows the workload to be more evenly distributed across threads, especially if the image is not square (i.e., if width and height are significantly different).</text:span></text:p>
      <text:p text:style-name="P29"/>
      <text:p text:style-name="P9">EnhanceDetails</text:p>
      <text:p text:style-name="P65">In this function, asynchronous programming is used to improve performance through parallel processing. This is achieved by dividing the image processing task into smaller sub-tasks and executing them concurrently across multiple threads. <text:s/>Here's a detailed explanation of how asynchronous programming is used:</text:p>
      <text:p text:style-name="P65"><text:s text:c="4"/>Asynchronous Task Creation:</text:p>
      <text:p text:style-name="P65"><text:s text:c="8"/>The function enhanceDetails first prepares the image by converting it to float format and applying a Gaussian blur.</text:p>
      <text:p text:style-name="P65"><text:s text:c="8"/>It then calculates the number of threads to use based on the hardware concurrency (std::thread::hardware_concurrency()) which typically returns the number of CPU cores.</text:p>
      <text:p text:style-name="P65"><text:s text:c="8"/>The image is divided into slices (sliceHeight), with each slice representing a portion of the image rows. The division is based on the number of threads available.</text:p>
      <text:p text:style-name="P65"/>
      <text:p text:style-name="P65"><text:s text:c="4"/>Launching Asynchronous Tasks:</text:p>
      <text:p text:style-name="P65"><text:s text:c="8"/>For each slice of the image, an asynchronous task is created and launched using std::async with the std::launch::async policy. This policy ensures that each task is executed on a separate thread, concurrently with other tasks.</text:p>
      <text:p text:style-name="P65"><text:s text:c="8"/>The function processSliceEnhanced is called by each asynchronous task. This function processes a slice of the image (from startRow to endRow), applying the enhancement algorithm on each pixel.</text:p>
      <text:p text:style-name="P65"/>
      <text:p text:style-name="P65"><text:s text:c="4"/>Parallel Processing:</text:p>
      <text:p text:style-name="P65"><text:s text:c="8"/>Each asynchronous task independently processes a different part of the image. This parallel processing allows the CPU to utilize multiple cores, significantly speeding up the computation compared to processing the image in a single thread.</text:p>
      <text:p text:style-name="P65"><text:s text:c="8"/>This is particularly effective for computationally intensive tasks like image processing, where each pixel or group of pixels can be processed independently.</text:p>
      <text:p text:style-name="P65"/>
      <text:p text:style-name="P65"/>
      <text:p text:style-name="P65"><text:soft-page-break/><text:s text:c="4"/>Synchronization and Completion:</text:p>
      <text:p text:style-name="P65"><text:s text:c="8"/>After launching all the asynchronous tasks, the enhanceDetails function waits for all of them to complete. This is done using a loop that calls get() on each future in the futures vector.</text:p>
      <text:p text:style-name="P65"><text:s text:c="8"/>The call to get() blocks the main thread until the associated asynchronous task is completed, ensuring that all image processing is finished before proceeding.</text:p>
      <text:p text:style-name="P65"/>
      <text:p text:style-name="P10">GammaCorrection</text:p>
      <text:p text:style-name="P30"><text:span text:style-name="T26">T</text:span>he <text:span text:style-name="T16">pragma omp parallel for </text:span>directive parallelizes the outer for loop (for (int i = 0; i &lt; in.rows; ++i)), which iterates over the rows of the input image. This is especially beneficial for large images or computationally intensive tasks. Since each thread can run on a separate processor core, the total execution time is reduced.</text:p>
      <text:p text:style-name="P30"/>
      <text:p text:style-name="P11">ColorBalance</text:p>
      <text:p text:style-name="P31">Again, the <text:span text:style-name="T25">pragma omp parallel for </text:span>in an analogous way.</text:p>
      <text:p text:style-name="P29"/>
      <text:p text:style-name="P11">ScreenMerge</text:p>
      <text:p text:style-name="P31">Again, the pragma omp parallel for in an analogous way.</text:p>
      <text:p text:style-name="P31"/>
      <text:p text:style-name="P11">MainFunction</text:p>
      <text:p text:style-name="P31">Finally, the enhanceDetails function and the bloom function are executed inn parallel using asynchronous programming., taking advantage of the independence of both functions. Here, it’s important to use std::async with lambda functions to explicitly specify the arguments. </text:p>
      <text:p text:style-name="P58">This way, the compiler can infer the correct types and function calls.</text:p>
      <text:p text:style-name="P58"/>
      <text:p text:style-name="P58"/>
      <text:p text:style-name="P58">On the exploited parallelism</text:p>
      <text:p text:style-name="P56"> Reviewing the documentation for "Unit 3. Parallel Computing". State the</text:p>
      <text:p text:style-name="P56">following with respect to your practice:</text:p>
      <text:p text:style-name="P59">◦ Types of parallelism used. <text:s/>What communication alternatives (explicit or implicit) your program employs?</text:p>
      <text:p text:style-name="P52"><text:span text:style-name="T1">The solution uses explicit parallelism. That’s because the programmer must specify explicity the directives used or the clauses </text:span><text:span text:style-name="T7">in reference </text:span><text:span text:style-name="T1">to std::async</text:span></text:p>
      <text:p text:style-name="P56">◦ Parallel programming mode.</text:p>
      <text:p text:style-name="P67">The parallel programming mode used is the Single Program Multiple Data (SPMD). That’s because there’s only one program, in which there are multiple functions used to achieve the funcionality of convert a raw image to JPEG format.</text:p>
      <text:p text:style-name="P56">◦ Parallel programming style used.</text:p>
      <text:p text:style-name="P56">Shared variables (explicit libraries within the sequential code, collective communication...)</text:p>
      <text:p text:style-name="P56">◦ Type of parallel program structure</text:p>
      <text:p text:style-name="P53"><text:span text:style-name="T8">I</text:span><text:span text:style-name="T1">t’s master slave, because most of the individual functions are dependent between them (except for enhanceDetails and bloom). This fact discard the option of divide and conquer structure.</text:span></text:p>
      <text:p text:style-name="P68"/>
      <text:p text:style-name="P68"/>
      <text:p text:style-name="P68"/>
      <text:p text:style-name="P68"/>
      <text:p text:style-name="P68"/>
      <text:p text:style-name="P68"/>
      <text:p text:style-name="P68"/>
      <text:p text:style-name="P68"/>
      <text:p text:style-name="P68"/>
      <text:p text:style-name="P68"/>
      <text:p text:style-name="P68"/>
      <text:p text:style-name="P56"><text:soft-page-break/>On the results of the tests performed and their context</text:p>
      <text:p text:style-name="P56"> Characterization of the parallel machine on which the program runs (e.g. number of</text:p>
      <text:p text:style-name="P56">compute nodes, cache system, memory type, etc.).</text:p>
      <text:p text:style-name="P56">On Linux use the command: cat /proc/cpuinfo to access this information or</text:p>
      <text:p text:style-name="P56">lscpu.</text:p>
      <text:p text:style-name="P54"><text:span text:style-name="T1">The content of the document can be seen in the </text:span><text:span text:style-name="T9">folder of the </text:span><text:span text:style-name="T1">delivery </text:span><text:span text:style-name="T9">of this practice</text:span></text:p>
      <text:p text:style-name="P56"> What does the word ht in the output of the above command invocation mean? Does</text:p>
      <text:p text:style-name="P56">it appear on your practice computer?</text:p>
      <text:p text:style-name="P56">The term "ht" in the flags section stands for Hyper-Threading, a technology used by Intel to improve parallel processing performance. Hyper-Threading allows each physical core of the CPU to behave like two logical cores, essentially allowing it to handle two threads at a time. This can significantly improve performance in certain applications.</text:p>
      <text:p text:style-name="P49"><text:span text:style-name="T1">Since "ht" is listed in the flags, it means that </text:span><text:span text:style-name="T10">my</text:span><text:span text:style-name="T1"> CPU supports Hyper-Threading. Given the output, it's likely that </text:span><text:span text:style-name="T11">my</text:span><text:span text:style-name="T1"> CPU is configured to use Hyper-Threading since it shows 4 logical processors for a 4-core CPU, suggesting two threads per core.</text:span></text:p>
      <text:p text:style-name="P56"/>
      <text:p text:style-name="P69"/>
      <text:p text:style-name="P56"> Calculate the following (with associated graphs and brief explanation):</text:p>
      <text:p text:style-name="P56">◦ Gain in speed (speed-up) as a function of the number of computation units</text:p>
      <text:p text:style-name="P56">(threads in this case) and as a function of the parameters that modify the size of</text:p>
      <text:p text:style-name="P56">the problem (e.g. dimensions of a matrix, number of iterations considered,</text:p>
      <text:p text:style-name="P56">etc. ....). Comment on the results in a reasoned manner. What is the theoretical maximum</text:p>
      <text:p text:style-name="P56">speed gain?</text:p>
      <text:p text:style-name="P56">Note: 2D or 3D graphics can be delivered as illustrative.</text:p>
      <text:p text:style-name="P56"/>
      <text:p text:style-name="P55"><text:span text:style-name="T1">The Speed up can be calculated with the following formula: T</text:span><text:span text:style-name="T28">S</text:span><text:span text:style-name="T1">/T</text:span><text:span text:style-name="T28">P</text:span><text:span text:style-name="T30">, Where T</text:span><text:span text:style-name="T28">S</text:span><text:span text:style-name="T30"> stands for the execution time of the program without any parallelization and T</text:span><text:span text:style-name="T28">P</text:span><text:span text:style-name="T30"> stands for the execution time of the parallelized solution. </text:span><text:span text:style-name="T31">Taking this into account, </text:span><text:span text:style-name="T32">we will calculate the Speed up in each case. We always will take the time calculated by doing the average between 10 same measurements. In this way we ensure we obain statistical accuracy</text:span></text:p>
      <text:p text:style-name="P81"/>
      <text:p text:style-name="P6"><text:span text:style-name="T34">1º) </text:span><text:span text:style-name="T33">speed-up as a function of the number of computation units</text:span></text:p>
      <text:p text:style-name="P82">We will express the computation units n in terms of the modules parallelized in the code</text:p>
      <text:p text:style-name="P12"><text:span text:style-name="T49">n=0</text:span><text:span text:style-name="T29">:</text:span></text:p>
      <text:p text:style-name="P32">T<text:span text:style-name="T27">S</text:span><text:span text:style-name="T29">=T</text:span><text:span text:style-name="T27">P</text:span><text:span text:style-name="T29"> = 26.37</text:span><text:span text:style-name="T35">4</text:span><text:span text:style-name="T29"> s</text:span></text:p>
      <text:p text:style-name="P32">Speed Up = 1.<text:span text:style-name="T56">000</text:span></text:p>
      <text:p text:style-name="P13"><text:span text:style-name="T82">n=</text:span>1 (gammaCurve parallelized):</text:p>
      <text:p text:style-name="P33">T<text:span text:style-name="T27">S</text:span><text:span text:style-name="T29">=</text:span><text:span text:style-name="T35">26.374 s</text:span></text:p>
      <text:p text:style-name="P40">T<text:span text:style-name="T27">P</text:span><text:span text:style-name="T29">= 26.</text:span><text:span text:style-name="T38">3</text:span><text:span text:style-name="T39">1</text:span><text:span text:style-name="T38">4</text:span><text:span text:style-name="T29"> s</text:span></text:p>
      <text:p text:style-name="P40">Speed up = 26.374/2<text:span text:style-name="T69">6.</text:span><text:span text:style-name="T70">3</text:span><text:span text:style-name="T72">1</text:span><text:span text:style-name="T70">4</text:span>=1.0<text:span text:style-name="T69">0</text:span><text:span text:style-name="T71">2</text:span> </text:p>
      <text:p text:style-name="P14"><text:span text:style-name="T82">n=</text:span>2 (debayer parallelized):</text:p>
      <text:p text:style-name="P34">T<text:span text:style-name="T27">S</text:span><text:span text:style-name="T29">=</text:span><text:span text:style-name="T35">26.374 s</text:span></text:p>
      <text:p text:style-name="P41">T<text:span text:style-name="T27">P</text:span><text:span text:style-name="T29">= 2</text:span><text:span text:style-name="T40">5.997</text:span><text:span text:style-name="T29"> s</text:span></text:p>
      <text:p text:style-name="P41">Speed up = 26.374/2<text:span text:style-name="T73">5.997</text:span>=1.0<text:span text:style-name="T73">14</text:span><text:span text:style-name="T57"> </text:span></text:p>
      <text:p text:style-name="P15"><text:span text:style-name="T82">n=</text:span>3 (enhanceDetails parallelized):</text:p>
      <text:p text:style-name="P35">T<text:span text:style-name="T27">S</text:span><text:span text:style-name="T29">=</text:span><text:span text:style-name="T35">26.374 s</text:span></text:p>
      <text:p text:style-name="P42">T<text:span text:style-name="T27">P</text:span><text:span text:style-name="T29">= 2</text:span><text:span text:style-name="T41">4.</text:span><text:span text:style-name="T42">032</text:span><text:span text:style-name="T41"> </text:span><text:span text:style-name="T29">s</text:span></text:p>
      <text:p text:style-name="P42">Speed up = 26.374/2<text:span text:style-name="T74">4.032</text:span>=1.0<text:span text:style-name="T74">97</text:span><text:span text:style-name="T58"> </text:span></text:p>
      <text:p text:style-name="P16"><text:span text:style-name="T82">n=</text:span><text:span text:style-name="T59">4 </text:span>(<text:span text:style-name="T60">gammaCorrection</text:span> parallelized):</text:p>
      <text:p text:style-name="P36">T<text:span text:style-name="T27">S</text:span><text:span text:style-name="T29">=</text:span><text:span text:style-name="T35">26.374 s</text:span></text:p>
      <text:p text:style-name="P43">T<text:span text:style-name="T27">P</text:span><text:span text:style-name="T29">= 2</text:span><text:span text:style-name="T43">3.</text:span><text:span text:style-name="T44">8</text:span><text:span text:style-name="T43">96</text:span><text:span text:style-name="T29"> s</text:span></text:p>
      <text:p text:style-name="P43">Speed up = 26.374/2<text:span text:style-name="T75">3.</text:span><text:span text:style-name="T77">8</text:span><text:span text:style-name="T75">96</text:span>=1.0<text:span text:style-name="T76">99</text:span><text:span text:style-name="T61"> </text:span></text:p>
      <text:p text:style-name="P17"><text:soft-page-break/><text:span text:style-name="T82">n=</text:span><text:span text:style-name="T62">5 </text:span>(<text:span text:style-name="T63">colorBalance</text:span> parallelized):</text:p>
      <text:p text:style-name="P37">T<text:span text:style-name="T27">S</text:span><text:span text:style-name="T29">=</text:span><text:span text:style-name="T35">26.374 s</text:span></text:p>
      <text:p text:style-name="P44">T<text:span text:style-name="T27">P</text:span><text:span text:style-name="T29">= 2</text:span><text:span text:style-name="T45">3.</text:span><text:span text:style-name="T46">0</text:span><text:span text:style-name="T47">5</text:span><text:span text:style-name="T46">4</text:span><text:span text:style-name="T45"> </text:span><text:span text:style-name="T29">s</text:span></text:p>
      <text:p text:style-name="P44">Speed up = 26.374/2<text:span text:style-name="T79">3</text:span><text:span text:style-name="T64">.</text:span><text:span text:style-name="T79">054</text:span>=1.<text:span text:style-name="T78">14</text:span><text:span text:style-name="T80">4</text:span><text:span text:style-name="T61"> </text:span></text:p>
      <text:p text:style-name="P18"><text:span text:style-name="T82">n=</text:span>6 (screenMerge parallelized):</text:p>
      <text:p text:style-name="P38">T<text:span text:style-name="T27">S</text:span><text:span text:style-name="T29">=</text:span><text:span text:style-name="T35">26.374 s</text:span></text:p>
      <text:p text:style-name="P45">T<text:span text:style-name="T27">P</text:span><text:span text:style-name="T29">= 2</text:span><text:span text:style-name="T37">2.865</text:span><text:span text:style-name="T29"> s</text:span></text:p>
      <text:p text:style-name="P45">Speed up = 26.374/2<text:span text:style-name="T67">2.865 </text:span>=1.<text:span text:style-name="T68">153</text:span><text:span text:style-name="T61"> </text:span><text:span text:style-name="T58"><text:s/></text:span></text:p>
      <text:p text:style-name="P19"><text:span text:style-name="T82">n=</text:span><text:span text:style-name="T65">7 </text:span>(<text:span text:style-name="T65">enhanceDetails and bloom executed in</text:span> parallel):</text:p>
      <text:p text:style-name="P39">T<text:span text:style-name="T27">S</text:span><text:span text:style-name="T29">=</text:span><text:span text:style-name="T35">26.374 s</text:span></text:p>
      <text:p text:style-name="P46">T<text:span text:style-name="T27">P</text:span><text:span text:style-name="T29">= </text:span><text:span text:style-name="T36">17.</text:span><text:span text:style-name="T48">3</text:span><text:span text:style-name="T36">47 </text:span><text:span text:style-name="T29">s</text:span></text:p>
      <text:p text:style-name="P46">Speed up = 26.374/<text:span text:style-name="T66">17.</text:span><text:span text:style-name="T81">3</text:span><text:span text:style-name="T66">47</text:span>=1.<text:span text:style-name="T81">520</text:span><text:span text:style-name="T61"> </text:span><text:span text:style-name="T58"><text:s/></text:span></text:p>
      <text:p text:style-name="P43"/>
      <text:p text:style-name="P79">As we can see, the more modules we parallelize, the more speed up we obtain. The biggest increases in the speed up are obtained when the most time-consuming processes are parallelized (such as colorBalance). Finally, the biggest increase is obtained whe enhanceDetails and bloom functions are executed in parallel. That’s because these are the two functions that take the most time to finish. Without any parallelization, enhancedDetails takes 7-8 seconds and bloom takes 8-10 seconds to complete. When using asynchronous programming, these two functions take only 8-10 seconds to execute (the time of the most time-consuming function). Therefore, between 7-8 seconds of speed-up are achieved in this way.</text:p>
      <text:p text:style-name="P83">&lt;graph of computation units&gt;</text:p>
      <text:p text:style-name="P43"/>
      <text:p text:style-name="P56"/>
      <text:p text:style-name="P56"/>
      <text:p text:style-name="P85"><text:span text:style-name="T50">2</text:span><text:span text:style-name="T34">º) </text:span><text:span text:style-name="T50">As a function of the size of the problems</text:span></text:p>
      <text:p text:style-name="P75"><text:span text:style-name="T29">The size of the problem will depend of the size of the input raw image. It’s obvious that with bigger image sizes we’ll obtain larger execution times.</text:span></text:p>
      <text:p text:style-name="P75">For this tests, we have used the following raw images (they can be found in the folder of the delivery of this practice):</text:p>
      <text:p text:style-name="P86">1.NEF <text:span text:style-name="T1">(14.6 MB)</text:span></text:p>
      <text:p text:style-name="P86">2.NEF <text:span text:style-name="T1">(21.7 MB)</text:span></text:p>
      <text:p text:style-name="P86">3.NEF <text:span text:style-name="T1">(25.6 MB. </text:span><text:span text:style-name="T12">This is the origianl cat image of the practice</text:span><text:span text:style-name="T1">)</text:span></text:p>
      <text:p text:style-name="P87"><text:span text:style-name="T1">Let’s see the results</text:span></text:p>
      <text:p text:style-name="P87"><text:span text:style-name="T1"/></text:p>
      <text:p text:style-name="P87">A) For 1.NEF</text:p>
      <text:p text:style-name="P76">T<text:span text:style-name="T27">S</text:span><text:span text:style-name="T29">=</text:span><text:span text:style-name="T51">13.514</text:span><text:span text:style-name="T35"> s</text:span></text:p>
      <text:p text:style-name="P71">T<text:span text:style-name="T27">P</text:span><text:span text:style-name="T29">= </text:span><text:span text:style-name="T51">8.</text:span><text:span text:style-name="T54">8</text:span><text:span text:style-name="T51">62</text:span><text:span text:style-name="T36"> </text:span><text:span text:style-name="T29">s</text:span></text:p>
      <text:p text:style-name="P72">Speed up = <text:span text:style-name="T83">13.514</text:span>/<text:span text:style-name="T83">8.662</text:span>=1.<text:span text:style-name="T81">5</text:span><text:span text:style-name="T84">24</text:span></text:p>
      <text:p text:style-name="P72"><text:span text:style-name="T18"/></text:p>
      <text:p text:style-name="P72"><text:span text:style-name="T18">B) For 2.NEF</text:span></text:p>
      <text:p text:style-name="P77">T<text:span text:style-name="T27">S</text:span><text:span text:style-name="T29">=</text:span><text:span text:style-name="T51">1</text:span><text:span text:style-name="T52">7</text:span><text:span text:style-name="T51">.</text:span><text:span text:style-name="T52">387</text:span><text:span text:style-name="T35"> s</text:span></text:p>
      <text:p text:style-name="P73">T<text:span text:style-name="T27">P</text:span><text:span text:style-name="T29">= </text:span><text:span text:style-name="T53">11.203 </text:span><text:span text:style-name="T29">s</text:span></text:p>
      <text:p text:style-name="P73"><text:span text:style-name="T29">Speed up = </text:span><text:span text:style-name="T52">13.514</text:span><text:span text:style-name="T29">/</text:span><text:span text:style-name="T52">8.662</text:span><text:span text:style-name="T29">=1.</text:span><text:span text:style-name="T48">5</text:span><text:span text:style-name="T55">25</text:span></text:p>
      <text:p text:style-name="P60"/>
      <text:p text:style-name="P88">C) For 3.NEF</text:p>
      <text:p text:style-name="P78">T<text:span text:style-name="T27">S</text:span><text:span text:style-name="T29">=</text:span><text:span text:style-name="T35">26.374 s</text:span></text:p>
      <text:p text:style-name="P74">T<text:span text:style-name="T27">P</text:span><text:span text:style-name="T29">= </text:span><text:span text:style-name="T36">17.</text:span><text:span text:style-name="T48">3</text:span><text:span text:style-name="T36">47 </text:span><text:span text:style-name="T29">s</text:span></text:p>
      <text:p text:style-name="P74">Speed up = 26.374/<text:span text:style-name="T66">17.</text:span><text:span text:style-name="T81">3</text:span><text:span text:style-name="T66">47</text:span>=1.<text:span text:style-name="T81">520</text:span><text:span text:style-name="T61"> </text:span><text:span text:style-name="T58"><text:s/></text:span></text:p>
      <text:p text:style-name="P74"/>
      <text:p text:style-name="P74"/>
      <text:p text:style-name="P74"/>
      <text:p text:style-name="P80"><text:soft-page-break/></text:p>
      <text:p text:style-name="P84">&lt;graph of <text:span text:style-name="T85">size</text:span>&gt;</text:p>
      <text:p text:style-name="P80">As we can see, the speed-up is practically the same for different raw image sizes. </text:p>
      <text:p text:style-name="P62">Answer with justification: Which is the more efficient implementation of the 2?</text:p>
      <text:p text:style-name="P80">This told us that parallelize the solution is the best option for every case, because for every size, we will achieve the same gain in speed <text:span text:style-name="T86">by parrallelizing the mentioned modules and by executing in parallel enhanceDetails and bloom using asynchronous programming</text:span></text:p>
      <text:p text:style-name="P80"/>
      <text:p text:style-name="P84"/>
      <text:p text:style-name="P6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30T11:07:34.460171379</meta:creation-date>
    <meta:generator>LibreOffice/7.3.7.2$Linux_X86_64 LibreOffice_project/30$Build-2</meta:generator>
    <dc:date>2023-12-08T17:31:44.711656325</dc:date>
    <meta:editing-duration>PT7H56S</meta:editing-duration>
    <meta:editing-cycles>105</meta:editing-cycles>
    <meta:document-statistic meta:table-count="0" meta:image-count="0" meta:object-count="0" meta:page-count="16" meta:paragraph-count="404" meta:word-count="5682" meta:character-count="37390" meta:non-whitespace-character-count="31312"/>
  </office:meta>
</office:document-meta>
</file>